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173.14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213.31pt"/>
    </style:style>
    <style:style style:name="co15" style:family="table-column">
      <style:table-column-properties fo:break-before="auto" style:column-width="217.9pt"/>
    </style:style>
    <style:style style:name="co16" style:family="table-column">
      <style:table-column-properties fo:break-before="auto" style:column-width="335.99pt"/>
    </style:style>
    <style:style style:name="co17" style:family="table-column">
      <style:table-column-properties fo:break-before="auto" style:column-width="122.2pt"/>
    </style:style>
    <style:style style:name="co18" style:family="table-column">
      <style:table-column-properties fo:break-before="auto" style:column-width="122.71pt"/>
    </style:style>
    <style:style style:name="co19" style:family="table-column">
      <style:table-column-properties fo:break-before="auto" style:column-width="111.15pt"/>
    </style:style>
    <style:style style:name="co2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poch 10" table:style-name="ta1">
        <table:shapes>
          <draw:frame draw:z-index="0" draw:style-name="gr1" draw:text-style-name="P1" svg:width="525.83pt" svg:height="281.59pt" svg:x="348.21pt" svg:y="74.52pt">
            <draw:object draw:notify-on-update-of-ranges="'epoch 10'.A2:'epoch 10'.A19 'epoch 10'.B1:'epoch 10'.B1 'epoch 10'.B2:'epoch 10'.B19 'epoch 10'.C1:'epoch 10'.C1 'epoch 10'.C2:'epoch 10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3pt" svg:x="43.6pt" svg:y="149.84pt">
            <draw:object draw:notify-on-update-of-ranges="'epoch 10'.A2:'epoch 10'.A19 'epoch 10'.C1:'epoch 10'.C1 'epoch 10'.C2:'epoch 10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37.19pt" svg:height="301.92pt" svg:x="222.66pt" svg:y="3pt">
            <draw:object draw:notify-on-update-of-ranges="'epoch 10'.A2:'epoch 10'.A30 'epoch 10'.B1:'epoch 10'.B1 'epoch 10'.B2:'epoch 10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Embedding Si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43.57" calcext:value-type="float">
            <text:p>-5143.57</text:p>
          </table:table-cell>
          <table:table-cell office:value-type="float" office:value="-5123.12" calcext:value-type="float">
            <text:p>-5123.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00.76" calcext:value-type="float">
            <text:p>-5200.76</text:p>
          </table:table-cell>
          <table:table-cell office:value-type="float" office:value="-5223.45" calcext:value-type="float">
            <text:p>-5223.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138.91" calcext:value-type="float">
            <text:p>-5138.91</text:p>
          </table:table-cell>
          <table:table-cell office:value-type="float" office:value="-5099.72" calcext:value-type="float">
            <text:p>-5099.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161.04" calcext:value-type="float">
            <text:p>-5161.04</text:p>
          </table:table-cell>
          <table:table-cell office:value-type="float" office:value="-5111.34" calcext:value-type="float">
            <text:p>-5111.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143.93" calcext:value-type="float">
            <text:p>-5143.93</text:p>
          </table:table-cell>
          <table:table-cell office:value-type="float" office:value="-5130.06" calcext:value-type="float">
            <text:p>-5130.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1.63" calcext:value-type="float">
            <text:p>-5171.63</text:p>
          </table:table-cell>
          <table:table-cell office:value-type="float" office:value="-5140.19" calcext:value-type="float">
            <text:p>-5140.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5.1" calcext:value-type="float">
            <text:p>-5155.1</text:p>
          </table:table-cell>
          <table:table-cell office:value-type="float" office:value="-5124.84" calcext:value-type="float">
            <text:p>-5124.8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37.48" calcext:value-type="float">
            <text:p>-5237.48</text:p>
          </table:table-cell>
          <table:table-cell office:value-type="float" office:value="-5142.89" calcext:value-type="float">
            <text:p>-5142.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32.34" calcext:value-type="float">
            <text:p>-5132.34</text:p>
          </table:table-cell>
          <table:table-cell office:value-type="float" office:value="-5120.4" calcext:value-type="float">
            <text:p>-5120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206.29" calcext:value-type="float">
            <text:p>-5206.29</text:p>
          </table:table-cell>
          <table:table-cell office:value-type="float" office:value="-5108.33" calcext:value-type="float">
            <text:p>-5108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61.06" calcext:value-type="float">
            <text:p>-5261.0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52.86" calcext:value-type="float">
            <text:p>-5152.8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86.28" calcext:value-type="float">
            <text:p>-5186.28</text:p>
          </table:table-cell>
          <table:table-cell office:value-type="float" office:value="-5143.17" calcext:value-type="float">
            <text:p>-5143.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70.2" calcext:value-type="float">
            <text:p>-5170.2</text:p>
          </table:table-cell>
          <table:table-cell office:value-type="float" office:value="-5162.36" calcext:value-type="float">
            <text:p>-5162.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77.42" calcext:value-type="float">
            <text:p>-5177.42</text:p>
          </table:table-cell>
          <table:table-cell office:value-type="float" office:value="-5184.44" calcext:value-type="float">
            <text:p>-5184.4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162.71" calcext:value-type="float">
            <text:p>-5162.71</text:p>
          </table:table-cell>
          <table:table-cell office:value-type="float" office:value="-5174.41" calcext:value-type="float">
            <text:p>-5174.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165.99" calcext:value-type="float">
            <text:p>-5165.99</text:p>
          </table:table-cell>
          <table:table-cell office:value-type="float" office:value="-5214.94" calcext:value-type="float">
            <text:p>-5214.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1.41" calcext:value-type="float">
            <text:p>-5181.41</text:p>
          </table:table-cell>
          <table:table-cell office:value-type="float" office:value="-5204.38" calcext:value-type="float">
            <text:p>-5204.38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epoch 15" table:style-name="ta1">
        <table:shapes>
          <draw:frame draw:z-index="0" draw:style-name="gr1" draw:text-style-name="P1" svg:width="520.3pt" svg:height="308.69pt" svg:x="308.44pt" svg:y="103.15pt">
            <draw:object draw:notify-on-update-of-ranges="'epoch 15'.A2:'epoch 15'.A23 'epoch 15'.B1:'epoch 15'.B1 'epoch 15'.B2:'epoch 15'.B23 'epoch 15'.C1:'epoch 15'.C1 'epoch 15'.C2:'epoch 15'.C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glove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124.5" calcext:value-type="float">
            <text:p>-5124.5</text:p>
          </table:table-cell>
          <table:table-cell office:value-type="float" office:value="-5091.15" calcext:value-type="float">
            <text:p>-5091.15</text:p>
          </table:table-cell>
          <table:table-cell office:value-type="float" office:value="-4613.33" calcext:value-type="float">
            <text:p>-4613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214.11" calcext:value-type="float">
            <text:p>-5214.11</text:p>
          </table:table-cell>
          <table:table-cell office:value-type="float" office:value="-5091.52" calcext:value-type="float">
            <text:p>-5091.52</text:p>
          </table:table-cell>
          <table:table-cell office:value-type="float" office:value="-4414.75" calcext:value-type="float">
            <text:p>-441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256.2" calcext:value-type="float">
            <text:p>-5256.2</text:p>
          </table:table-cell>
          <table:table-cell office:value-type="float" office:value="-5180.2" calcext:value-type="float">
            <text:p>-5180.2</text:p>
          </table:table-cell>
          <table:table-cell office:value-type="float" office:value="-4821.27" calcext:value-type="float">
            <text:p>-4821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05.77" calcext:value-type="float">
            <text:p>-5105.77</text:p>
          </table:table-cell>
          <table:table-cell office:value-type="float" office:value="-5108.63" calcext:value-type="float">
            <text:p>-5108.63</text:p>
          </table:table-cell>
          <table:table-cell office:value-type="float" office:value="-4563.31" calcext:value-type="float">
            <text:p>-4563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61.18" calcext:value-type="float">
            <text:p>-5161.18</text:p>
          </table:table-cell>
          <table:table-cell office:value-type="float" office:value="-5124.44" calcext:value-type="float">
            <text:p>-5124.44</text:p>
          </table:table-cell>
          <table:table-cell office:value-type="float" office:value="-4890.12" calcext:value-type="float">
            <text:p>-489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305.48" calcext:value-type="float">
            <text:p>-5305.48</text:p>
          </table:table-cell>
          <table:table-cell office:value-type="float" office:value="-5082.94" calcext:value-type="float">
            <text:p>-5082.94</text:p>
          </table:table-cell>
          <table:table-cell office:value-type="float" office:value="-4802.55" calcext:value-type="float">
            <text:p>-4802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244.79" calcext:value-type="float">
            <text:p>-5244.79</text:p>
          </table:table-cell>
          <table:table-cell office:value-type="float" office:value="-5148.74" calcext:value-type="float">
            <text:p>-5148.74</text:p>
          </table:table-cell>
          <table:table-cell office:value-type="float" office:value="-4858.43" calcext:value-type="float">
            <text:p>-4858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226.98" calcext:value-type="float">
            <text:p>-5226.98</text:p>
          </table:table-cell>
          <table:table-cell office:value-type="float" office:value="-5043.12" calcext:value-type="float">
            <text:p>-5043.12</text:p>
          </table:table-cell>
          <table:table-cell office:value-type="float" office:value="-4833.21" calcext:value-type="float">
            <text:p>-4833.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0.94" calcext:value-type="float">
            <text:p>-5170.94</text:p>
          </table:table-cell>
          <table:table-cell office:value-type="float" office:value="-5124.28" calcext:value-type="float">
            <text:p>-5124.28</text:p>
          </table:table-cell>
          <table:table-cell office:value-type="float" office:value="-4652.15" calcext:value-type="float">
            <text:p>-4652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2.22" calcext:value-type="float">
            <text:p>-5152.22</text:p>
          </table:table-cell>
          <table:table-cell office:value-type="float" office:value="-5136.47" calcext:value-type="float">
            <text:p>-5136.47</text:p>
          </table:table-cell>
          <table:table-cell office:value-type="float" office:value="-4689.01" calcext:value-type="float">
            <text:p>-4689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174.81" calcext:value-type="float">
            <text:p>-5174.81</text:p>
          </table:table-cell>
          <table:table-cell office:value-type="float" office:value="-5106.45" calcext:value-type="float">
            <text:p>-5106.45</text:p>
          </table:table-cell>
          <table:table-cell office:value-type="float" office:value="-4622.11" calcext:value-type="float">
            <text:p>-4622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193.49" calcext:value-type="float">
            <text:p>-5193.49</text:p>
          </table:table-cell>
          <table:table-cell office:value-type="float" office:value="-5134.82" calcext:value-type="float">
            <text:p>-5134.82</text:p>
          </table:table-cell>
          <table:table-cell office:value-type="float" office:value="-4598.97" calcext:value-type="float">
            <text:p>-4598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90.91" calcext:value-type="float">
            <text:p>-5190.91</text:p>
          </table:table-cell>
          <table:table-cell office:value-type="float" office:value="-5224.05" calcext:value-type="float">
            <text:p>-5224.05</text:p>
          </table:table-cell>
          <table:table-cell office:value-type="float" office:value="-4661.3" calcext:value-type="float">
            <text:p>-4661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153.96" calcext:value-type="float">
            <text:p>-5153.96</text:p>
          </table:table-cell>
          <table:table-cell office:value-type="float" office:value="-5203.15" calcext:value-type="float">
            <text:p>-5203.15</text:p>
          </table:table-cell>
          <table:table-cell office:value-type="float" office:value="-4774.7" calcext:value-type="float">
            <text:p>-4774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30.15" calcext:value-type="float">
            <text:p>-5230.15</text:p>
          </table:table-cell>
          <table:table-cell office:value-type="float" office:value="-5134.01" calcext:value-type="float">
            <text:p>-5134.01</text:p>
          </table:table-cell>
          <table:table-cell office:value-type="float" office:value="-4567.78" calcext:value-type="float">
            <text:p>-4567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15.43" calcext:value-type="float">
            <text:p>-5115.43</text:p>
          </table:table-cell>
          <table:table-cell office:value-type="float" office:value="-5175.36" calcext:value-type="float">
            <text:p>-5175.36</text:p>
          </table:table-cell>
          <table:table-cell office:value-type="float" office:value="-4510.27" calcext:value-type="float">
            <text:p>-4510.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90" calcext:value-type="float">
            <text:p>-5190</text:p>
          </table:table-cell>
          <table:table-cell office:value-type="float" office:value="-5128.4" calcext:value-type="float">
            <text:p>-5128.4</text:p>
          </table:table-cell>
          <table:table-cell office:value-type="float" office:value="-4561.25" calcext:value-type="float">
            <text:p>-456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46.9" calcext:value-type="float">
            <text:p>-5146.9</text:p>
          </table:table-cell>
          <table:table-cell office:value-type="float" office:value="-5147.04" calcext:value-type="float">
            <text:p>-5147.04</text:p>
          </table:table-cell>
          <table:table-cell office:value-type="float" office:value="-4444.08" calcext:value-type="float">
            <text:p>-4444.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113.02" calcext:value-type="float">
            <text:p>-5113.02</text:p>
          </table:table-cell>
          <table:table-cell office:value-type="float" office:value="-5160.96" calcext:value-type="float">
            <text:p>-5160.96</text:p>
          </table:table-cell>
          <table:table-cell office:value-type="float" office:value="-4460.36" calcext:value-type="float">
            <text:p>-4460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129.46" calcext:value-type="float">
            <text:p>-5129.46</text:p>
          </table:table-cell>
          <table:table-cell office:value-type="float" office:value="-5221.05" calcext:value-type="float">
            <text:p>-5221.05</text:p>
          </table:table-cell>
          <table:table-cell office:value-type="float" office:value="-4393.77" calcext:value-type="float">
            <text:p>-4393.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136.68" calcext:value-type="float">
            <text:p>-5136.68</text:p>
          </table:table-cell>
          <table:table-cell office:value-type="float" office:value="-5212.59" calcext:value-type="float">
            <text:p>-5212.59</text:p>
          </table:table-cell>
          <table:table-cell office:value-type="float" office:value="-4364.33" calcext:value-type="float">
            <text:p>-4364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4.55" calcext:value-type="float">
            <text:p>-5184.55</text:p>
          </table:table-cell>
          <table:table-cell office:value-type="float" office:value="-5191.55" calcext:value-type="float">
            <text:p>-5191.55</text:p>
          </table:table-cell>
          <table:table-cell office:value-type="float" office:value="-4363.89" calcext:value-type="float">
            <text:p>-4363.89</text:p>
          </table:table-cell>
        </table:table-row>
      </table:table>
      <table:table table:name="all" table:style-name="ta1">
        <table:shapes>
          <draw:frame draw:z-index="0" draw:style-name="gr1" draw:text-style-name="P1" svg:width="809.15pt" svg:height="341.06pt" svg:x="509.13pt" svg:y="381.74pt">
            <draw:object draw:notify-on-update-of-ranges="all.A2:all.A19 all.B1:all.B1 all.B2:all.B19 all.C1:all.C1 all.C2:all.C19 all.D1:all.D1 all.D2:all.D19 all.E1:all.E1 all.E2:all.E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280.52pt" svg:y="99.21pt">
            <draw:object draw:notify-on-update-of-ranges="all.A2:all.A19 all.C1:all.C1 all.C2:all.C19 all.E1:all.E1 all.E2:all.E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24.66pt" svg:height="283.86pt" svg:x="404.19pt" svg:y="3pt">
            <draw:object draw:notify-on-update-of-ranges="all.A2:all.A19 all.B1:all.B1 all.B2:all.B19 all.D1:all.D1 all.D2:all.D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-text Coherence Score epoch 10</text:p>
          </table:table-cell>
          <table:table-cell office:value-type="string" calcext:value-type="string">
            <text:p>w2v Coherence Score epoch 10</text:p>
          </table:table-cell>
          <table:table-cell office:value-type="string" calcext:value-type="string">
            <text:p>Fast-text Coherence Score epoch 15</text:p>
          </table:table-cell>
          <table:table-cell office:value-type="string" calcext:value-type="string">
            <text:p>w2v Coherence Score epoch 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43.57" calcext:value-type="float">
            <text:p>-5143.57</text:p>
          </table:table-cell>
          <table:table-cell office:value-type="float" office:value="-5123.12" calcext:value-type="float">
            <text:p>-5123.12</text:p>
          </table:table-cell>
          <table:table-cell office:value-type="float" office:value="-5105.77" calcext:value-type="float">
            <text:p>-5105.77</text:p>
          </table:table-cell>
          <table:table-cell office:value-type="float" office:value="-5108.63" calcext:value-type="float">
            <text:p>-510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00.76" calcext:value-type="float">
            <text:p>-5200.76</text:p>
          </table:table-cell>
          <table:table-cell office:value-type="float" office:value="-5223.45" calcext:value-type="float">
            <text:p>-5223.45</text:p>
          </table:table-cell>
          <table:table-cell office:value-type="float" office:value="-5161.18" calcext:value-type="float">
            <text:p>-5161.18</text:p>
          </table:table-cell>
          <table:table-cell office:value-type="float" office:value="-5124.44" calcext:value-type="float">
            <text:p>-512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138.91" calcext:value-type="float">
            <text:p>-5138.91</text:p>
          </table:table-cell>
          <table:table-cell office:value-type="float" office:value="-5099.72" calcext:value-type="float">
            <text:p>-5099.72</text:p>
          </table:table-cell>
          <table:table-cell office:value-type="float" office:value="-5305.48" calcext:value-type="float">
            <text:p>-5305.48</text:p>
          </table:table-cell>
          <table:table-cell office:value-type="float" office:value="-5082.94" calcext:value-type="float">
            <text:p>-5082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161.04" calcext:value-type="float">
            <text:p>-5161.04</text:p>
          </table:table-cell>
          <table:table-cell office:value-type="float" office:value="-5111.34" calcext:value-type="float">
            <text:p>-5111.34</text:p>
          </table:table-cell>
          <table:table-cell office:value-type="float" office:value="-5244.79" calcext:value-type="float">
            <text:p>-5244.79</text:p>
          </table:table-cell>
          <table:table-cell office:value-type="float" office:value="-5148.74" calcext:value-type="float">
            <text:p>-5148.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143.93" calcext:value-type="float">
            <text:p>-5143.93</text:p>
          </table:table-cell>
          <table:table-cell office:value-type="float" office:value="-5130.06" calcext:value-type="float">
            <text:p>-5130.06</text:p>
          </table:table-cell>
          <table:table-cell office:value-type="float" office:value="-5226.98" calcext:value-type="float">
            <text:p>-5226.98</text:p>
          </table:table-cell>
          <table:table-cell office:value-type="float" office:value="-5043.12" calcext:value-type="float">
            <text:p>-5043.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171.63" calcext:value-type="float">
            <text:p>-5171.63</text:p>
          </table:table-cell>
          <table:table-cell office:value-type="float" office:value="-5140.19" calcext:value-type="float">
            <text:p>-5140.19</text:p>
          </table:table-cell>
          <table:table-cell office:value-type="float" office:value="-5170.94" calcext:value-type="float">
            <text:p>-5170.94</text:p>
          </table:table-cell>
          <table:table-cell office:value-type="float" office:value="-5124.28" calcext:value-type="float">
            <text:p>-5124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55.1" calcext:value-type="float">
            <text:p>-5155.1</text:p>
          </table:table-cell>
          <table:table-cell office:value-type="float" office:value="-5124.84" calcext:value-type="float">
            <text:p>-5124.84</text:p>
          </table:table-cell>
          <table:table-cell office:value-type="float" office:value="-5152.22" calcext:value-type="float">
            <text:p>-5152.22</text:p>
          </table:table-cell>
          <table:table-cell office:value-type="float" office:value="-5136.47" calcext:value-type="float">
            <text:p>-5136.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37.48" calcext:value-type="float">
            <text:p>-5237.48</text:p>
          </table:table-cell>
          <table:table-cell office:value-type="float" office:value="-5142.89" calcext:value-type="float">
            <text:p>-5142.89</text:p>
          </table:table-cell>
          <table:table-cell office:value-type="float" office:value="-5193.49" calcext:value-type="float">
            <text:p>-5193.49</text:p>
          </table:table-cell>
          <table:table-cell office:value-type="float" office:value="-5134.82" calcext:value-type="float">
            <text:p>-5134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32.34" calcext:value-type="float">
            <text:p>-5132.34</text:p>
          </table:table-cell>
          <table:table-cell office:value-type="float" office:value="-5120.4" calcext:value-type="float">
            <text:p>-5120.4</text:p>
          </table:table-cell>
          <table:table-cell office:value-type="float" office:value="-5190.91" calcext:value-type="float">
            <text:p>-5190.91</text:p>
          </table:table-cell>
          <table:table-cell office:value-type="float" office:value="-5224.05" calcext:value-type="float">
            <text:p>-5224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206.29" calcext:value-type="float">
            <text:p>-5206.29</text:p>
          </table:table-cell>
          <table:table-cell office:value-type="float" office:value="-5108.33" calcext:value-type="float">
            <text:p>-5108.33</text:p>
          </table:table-cell>
          <table:table-cell office:value-type="float" office:value="-5153.96" calcext:value-type="float">
            <text:p>-5153.96</text:p>
          </table:table-cell>
          <table:table-cell office:value-type="float" office:value="-5203.15" calcext:value-type="float">
            <text:p>-5203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261.06" calcext:value-type="float">
            <text:p>-5261.0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-5230.15" calcext:value-type="float">
            <text:p>-5230.15</text:p>
          </table:table-cell>
          <table:table-cell office:value-type="float" office:value="-5134.01" calcext:value-type="float">
            <text:p>-5134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52.86" calcext:value-type="float">
            <text:p>-5152.86</text:p>
          </table:table-cell>
          <table:table-cell office:value-type="float" office:value="-5200.55" calcext:value-type="float">
            <text:p>-5200.55</text:p>
          </table:table-cell>
          <table:table-cell office:value-type="float" office:value="-5115.43" calcext:value-type="float">
            <text:p>-5115.43</text:p>
          </table:table-cell>
          <table:table-cell office:value-type="float" office:value="-5175.36" calcext:value-type="float">
            <text:p>-5175.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86.28" calcext:value-type="float">
            <text:p>-5186.28</text:p>
          </table:table-cell>
          <table:table-cell office:value-type="float" office:value="-5143.17" calcext:value-type="float">
            <text:p>-5143.17</text:p>
          </table:table-cell>
          <table:table-cell office:value-type="float" office:value="-5190" calcext:value-type="float">
            <text:p>-5190</text:p>
          </table:table-cell>
          <table:table-cell office:value-type="float" office:value="-5128.4" calcext:value-type="float">
            <text:p>-512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70.2" calcext:value-type="float">
            <text:p>-5170.2</text:p>
          </table:table-cell>
          <table:table-cell office:value-type="float" office:value="-5162.36" calcext:value-type="float">
            <text:p>-5162.36</text:p>
          </table:table-cell>
          <table:table-cell office:value-type="float" office:value="-5146.9" calcext:value-type="float">
            <text:p>-5146.9</text:p>
          </table:table-cell>
          <table:table-cell office:value-type="float" office:value="-5147.04" calcext:value-type="float">
            <text:p>-5147.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77.42" calcext:value-type="float">
            <text:p>-5177.42</text:p>
          </table:table-cell>
          <table:table-cell office:value-type="float" office:value="-5184.44" calcext:value-type="float">
            <text:p>-5184.44</text:p>
          </table:table-cell>
          <table:table-cell office:value-type="float" office:value="-5214.03" calcext:value-type="float">
            <text:p>-5214.03</text:p>
          </table:table-cell>
          <table:table-cell office:value-type="float" office:value="-5136.92" calcext:value-type="float">
            <text:p>-5136.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162.71" calcext:value-type="float">
            <text:p>-5162.71</text:p>
          </table:table-cell>
          <table:table-cell office:value-type="float" office:value="-5174.41" calcext:value-type="float">
            <text:p>-5174.41</text:p>
          </table:table-cell>
          <table:table-cell office:value-type="float" office:value="-5187.61" calcext:value-type="float">
            <text:p>-5187.61</text:p>
          </table:table-cell>
          <table:table-cell office:value-type="float" office:value="-5196.49" calcext:value-type="float">
            <text:p>-5196.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165.99" calcext:value-type="float">
            <text:p>-5165.99</text:p>
          </table:table-cell>
          <table:table-cell office:value-type="float" office:value="-5214.94" calcext:value-type="float">
            <text:p>-5214.94</text:p>
          </table:table-cell>
          <table:table-cell office:value-type="float" office:value="-5154.31" calcext:value-type="float">
            <text:p>-5154.31</text:p>
          </table:table-cell>
          <table:table-cell office:value-type="float" office:value="-5208.28" calcext:value-type="float">
            <text:p>-5208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81.41" calcext:value-type="float">
            <text:p>-5181.41</text:p>
          </table:table-cell>
          <table:table-cell office:value-type="float" office:value="-5204.38" calcext:value-type="float">
            <text:p>-5204.38</text:p>
          </table:table-cell>
          <table:table-cell office:value-type="float" office:value="-5184.55" calcext:value-type="float">
            <text:p>-5184.55</text:p>
          </table:table-cell>
          <table:table-cell office:value-type="float" office:value="-5191.55" calcext:value-type="float">
            <text:p>-5191.55</text:p>
          </table:table-cell>
        </table:table-row>
      </table:table>
      <table:table table:name="comparision" table:style-name="ta1">
        <table:shapes>
          <draw:frame draw:z-index="0" draw:style-name="gr1" draw:text-style-name="P1" svg:width="623.57pt" svg:height="279.33pt" svg:x="263.08pt" svg:y="30.13pt">
            <draw:object draw:notify-on-update-of-ranges="comparision.A3:comparision.A24 comparision.B2:comparision.B2 comparision.B3:comparision.B24 comparision.C2:comparision.C2 comparision.C3:comparision.C24 comparision.D2:comparision.D2 comparision.D3:comparision.D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ocab=15000, negative sample=10, embedding dim=300, batch size=6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</text:p>
          </table:table-cell>
          <table:table-cell office:value-type="string" calcext:value-type="string">
            <text:p>w2v Coherence Score</text:p>
          </table:table-cell>
          <table:table-cell office:value-type="string" calcext:value-type="string">
            <text:p>Fasttext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13.33" calcext:value-type="float">
            <text:p>-4613.33</text:p>
          </table:table-cell>
          <table:table-cell office:value-type="float" office:value="-5242.1" calcext:value-type="float">
            <text:p>-5242.1</text:p>
          </table:table-cell>
          <table:table-cell office:value-type="float" office:value="-4734.11" calcext:value-type="float">
            <text:p>-4734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414.75" calcext:value-type="float">
            <text:p>-4414.75</text:p>
          </table:table-cell>
          <table:table-cell office:value-type="float" office:value="-5069.17" calcext:value-type="float">
            <text:p>-5069.17</text:p>
          </table:table-cell>
          <table:table-cell office:value-type="float" office:value="-4600.85" calcext:value-type="float">
            <text:p>-4600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821.27" calcext:value-type="float">
            <text:p>-4821.27</text:p>
          </table:table-cell>
          <table:table-cell office:value-type="float" office:value="-5030.14" calcext:value-type="float">
            <text:p>-5030.14</text:p>
          </table:table-cell>
          <table:table-cell office:value-type="float" office:value="-4680.15" calcext:value-type="float">
            <text:p>-468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63.31" calcext:value-type="float">
            <text:p>-4563.31</text:p>
          </table:table-cell>
          <table:table-cell office:value-type="float" office:value="-5040.64" calcext:value-type="float">
            <text:p>-5040.64</text:p>
          </table:table-cell>
          <table:table-cell office:value-type="float" office:value="-4718.55" calcext:value-type="float">
            <text:p>-4718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90.12" calcext:value-type="float">
            <text:p>-4890.12</text:p>
          </table:table-cell>
          <table:table-cell office:value-type="float" office:value="-5068.93" calcext:value-type="float">
            <text:p>-5068.93</text:p>
          </table:table-cell>
          <table:table-cell office:value-type="float" office:value="-4586.53" calcext:value-type="float">
            <text:p>-4586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802.55" calcext:value-type="float">
            <text:p>-4802.55</text:p>
          </table:table-cell>
          <table:table-cell office:value-type="float" office:value="-5042.77" calcext:value-type="float">
            <text:p>-5042.77</text:p>
          </table:table-cell>
          <table:table-cell office:value-type="float" office:value="-4569.35" calcext:value-type="float">
            <text:p>-4569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858.43" calcext:value-type="float">
            <text:p>-4858.43</text:p>
          </table:table-cell>
          <table:table-cell office:value-type="float" office:value="-5019.07" calcext:value-type="float">
            <text:p>-5019.07</text:p>
          </table:table-cell>
          <table:table-cell office:value-type="float" office:value="-4580.57" calcext:value-type="float">
            <text:p>-4580.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833.21" calcext:value-type="float">
            <text:p>-4833.21</text:p>
          </table:table-cell>
          <table:table-cell office:value-type="float" office:value="-5056.12" calcext:value-type="float">
            <text:p>-5056.12</text:p>
          </table:table-cell>
          <table:table-cell office:value-type="float" office:value="-4621.54" calcext:value-type="float">
            <text:p>-4621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52.15" calcext:value-type="float">
            <text:p>-4652.15</text:p>
          </table:table-cell>
          <table:table-cell office:value-type="float" office:value="-5031" calcext:value-type="float">
            <text:p>-5031</text:p>
          </table:table-cell>
          <table:table-cell office:value-type="float" office:value="-4531.58" calcext:value-type="float">
            <text:p>-45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689.01" calcext:value-type="float">
            <text:p>-4689.01</text:p>
          </table:table-cell>
          <table:table-cell office:value-type="float" office:value="-5052.52" calcext:value-type="float">
            <text:p>-5052.52</text:p>
          </table:table-cell>
          <table:table-cell office:value-type="float" office:value="-4483.16" calcext:value-type="float">
            <text:p>-4483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22.11" calcext:value-type="float">
            <text:p>-4622.11</text:p>
          </table:table-cell>
          <table:table-cell office:value-type="float" office:value="-5001.26" calcext:value-type="float">
            <text:p>-5001.26</text:p>
          </table:table-cell>
          <table:table-cell office:value-type="float" office:value="-4605.39" calcext:value-type="float">
            <text:p>-4605.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598.97" calcext:value-type="float">
            <text:p>-4598.97</text:p>
          </table:table-cell>
          <table:table-cell office:value-type="float" office:value="-5063.86" calcext:value-type="float">
            <text:p>-5063.86</text:p>
          </table:table-cell>
          <table:table-cell office:value-type="float" office:value="-4594.75" calcext:value-type="float">
            <text:p>-4594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61.3" calcext:value-type="float">
            <text:p>-4661.3</text:p>
          </table:table-cell>
          <table:table-cell office:value-type="float" office:value="-5014.41" calcext:value-type="float">
            <text:p>-5014.41</text:p>
          </table:table-cell>
          <table:table-cell office:value-type="float" office:value="-4550.83" calcext:value-type="float">
            <text:p>-4550.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774.7" calcext:value-type="float">
            <text:p>-4774.7</text:p>
          </table:table-cell>
          <table:table-cell office:value-type="float" office:value="-5056.16" calcext:value-type="float">
            <text:p>-5056.16</text:p>
          </table:table-cell>
          <table:table-cell office:value-type="float" office:value="-4583.67" calcext:value-type="float">
            <text:p>-4583.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567.78" calcext:value-type="float">
            <text:p>-4567.78</text:p>
          </table:table-cell>
          <table:table-cell office:value-type="float" office:value="-5015.66" calcext:value-type="float">
            <text:p>-5015.66</text:p>
          </table:table-cell>
          <table:table-cell office:value-type="float" office:value="-4549.01" calcext:value-type="float">
            <text:p>-4549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510.27" calcext:value-type="float">
            <text:p>-4510.27</text:p>
          </table:table-cell>
          <table:table-cell office:value-type="float" office:value="-5039.62" calcext:value-type="float">
            <text:p>-5039.62</text:p>
          </table:table-cell>
          <table:table-cell office:value-type="float" office:value="-4577.31" calcext:value-type="float">
            <text:p>-4577.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561.25" calcext:value-type="float">
            <text:p>-4561.25</text:p>
          </table:table-cell>
          <table:table-cell office:value-type="float" office:value="-5065.48" calcext:value-type="float">
            <text:p>-5065.48</text:p>
          </table:table-cell>
          <table:table-cell office:value-type="float" office:value="-4573.92" calcext:value-type="float">
            <text:p>-4573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444.08" calcext:value-type="float">
            <text:p>-4444.08</text:p>
          </table:table-cell>
          <table:table-cell office:value-type="float" office:value="-5100.85" calcext:value-type="float">
            <text:p>-5100.85</text:p>
          </table:table-cell>
          <table:table-cell office:value-type="float" office:value="-4514.38" calcext:value-type="float">
            <text:p>-4514.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60.36" calcext:value-type="float">
            <text:p>-4460.36</text:p>
          </table:table-cell>
          <table:table-cell office:value-type="float" office:value="-5057.52" calcext:value-type="float">
            <text:p>-5057.52</text:p>
          </table:table-cell>
          <table:table-cell office:value-type="float" office:value="-4512.14" calcext:value-type="float">
            <text:p>-4512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93.77" calcext:value-type="float">
            <text:p>-4393.77</text:p>
          </table:table-cell>
          <table:table-cell office:value-type="float" office:value="-5086.41" calcext:value-type="float">
            <text:p>-5086.41</text:p>
          </table:table-cell>
          <table:table-cell office:value-type="float" office:value="-4461.7" calcext:value-type="float">
            <text:p>-4461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364.33" calcext:value-type="float">
            <text:p>-4364.33</text:p>
          </table:table-cell>
          <table:table-cell office:value-type="float" office:value="-5045.07" calcext:value-type="float">
            <text:p>-5045.07</text:p>
          </table:table-cell>
          <table:table-cell office:value-type="float" office:value="-4465.28" calcext:value-type="float">
            <text:p>-4465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363.89" calcext:value-type="float">
            <text:p>-4363.89</text:p>
          </table:table-cell>
          <table:table-cell office:value-type="float" office:value="-5109.2" calcext:value-type="float">
            <text:p>-5109.2</text:p>
          </table:table-cell>
          <table:table-cell office:value-type="float" office:value="-4525.36" calcext:value-type="float">
            <text:p>-4525.36</text:p>
          </table:table-cell>
        </table:table-row>
      </table:table>
      <table:table table:name="German data" table:style-name="ta1">
        <table:shapes>
          <draw:frame draw:z-index="0" draw:style-name="gr1" draw:text-style-name="P1" svg:width="547.2pt" svg:height="261.27pt" svg:x="314.9pt" svg:y="89.6pt">
            <draw:object draw:notify-on-update-of-ranges="'German data'.A2:'German data'.A23 'German data'.B1:'German data'.B1 'German data'.B2:'German data'.B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541.32" calcext:value-type="float">
            <text:p>-4541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843.36" calcext:value-type="float">
            <text:p>-4843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791.97" calcext:value-type="float">
            <text:p>-4791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60.12" calcext:value-type="float">
            <text:p>-476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75.11" calcext:value-type="float">
            <text:p>-4975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80.87" calcext:value-type="float">
            <text:p>-4980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005.99" calcext:value-type="float">
            <text:p>-5005.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064.27" calcext:value-type="float">
            <text:p>-5064.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893.66" calcext:value-type="float">
            <text:p>-4893.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824.09" calcext:value-type="float">
            <text:p>-4824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833.76" calcext:value-type="float">
            <text:p>-4833.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818.68" calcext:value-type="float">
            <text:p>-4818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737.61" calcext:value-type="float">
            <text:p>-4737.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811.46" calcext:value-type="float">
            <text:p>-4811.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823.66" calcext:value-type="float">
            <text:p>-4823.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809.5" calcext:value-type="float">
            <text:p>-480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732.82" calcext:value-type="float">
            <text:p>-4732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777.97" calcext:value-type="float">
            <text:p>-4777.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751.43" calcext:value-type="float">
            <text:p>-4751.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604.97" calcext:value-type="float">
            <text:p>-4604.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728.14" calcext:value-type="float">
            <text:p>-4728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448.79" calcext:value-type="float">
            <text:p>-4448.79</text:p>
          </table:table-cell>
        </table:table-row>
      </table:table>
      <table:table table:name="english_filtered_data" table:style-name="ta1">
        <table:shapes>
          <draw:frame draw:z-index="0" draw:style-name="gr1" draw:text-style-name="P1" svg:width="552.42pt" svg:height="274.85pt" svg:x="93.69pt" svg:y="252.23pt">
            <draw:object draw:notify-on-update-of-ranges="english_filtered_data.A2:english_filtered_data.A23 english_filtered_data.B1:english_filtered_data.B1 english_filtered_data.B2:english_filtered_data.B23 english_filtered_data.C1:english_filtered_data.C1 english_filtered_data.C2:english_filtered_data.C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558.62pt" svg:height="270.37pt" svg:x="372.93pt" svg:y="3pt">
            <draw:object draw:notify-on-update-of-ranges="english_filtered_data.A2:english_filtered_data.A23 english_filtered_data.C1:english_filtered_data.C1 english_filtered_data.C2:english_filtered_data.C23 english_filtered_data.D1:english_filtered_data.D1 english_filtered_data.D2:english_filtered_data.D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glove coherence score on whole relevant data</text:p>
          </table:table-cell>
          <table:table-cell office:value-type="string" calcext:value-type="string">
            <text:p>glove coherence score on filtered relevant data</text:p>
          </table:table-cell>
          <table:table-cell office:value-type="string" calcext:value-type="string">
            <text:p>glove coherence score on filtered relevant data and extensive preproce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13.33" calcext:value-type="float">
            <text:p>-4613.33</text:p>
          </table:table-cell>
          <table:table-cell office:value-type="float" office:value="-4132.39" calcext:value-type="float">
            <text:p>-4132.39</text:p>
          </table:table-cell>
          <table:table-cell office:value-type="float" office:value="-3894.31" calcext:value-type="float">
            <text:p>-3894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414.75" calcext:value-type="float">
            <text:p>-4414.75</text:p>
          </table:table-cell>
          <table:table-cell office:value-type="float" office:value="-4269.87" calcext:value-type="float">
            <text:p>-4269.87</text:p>
          </table:table-cell>
          <table:table-cell office:value-type="float" office:value="-4209.41" calcext:value-type="float">
            <text:p>-4209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821.27" calcext:value-type="float">
            <text:p>-4821.27</text:p>
          </table:table-cell>
          <table:table-cell office:value-type="float" office:value="-4034.31" calcext:value-type="float">
            <text:p>-4034.31</text:p>
          </table:table-cell>
          <table:table-cell office:value-type="float" office:value="-3379.38" calcext:value-type="float">
            <text:p>-3379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63.31" calcext:value-type="float">
            <text:p>-4563.31</text:p>
          </table:table-cell>
          <table:table-cell office:value-type="float" office:value="-3938.77" calcext:value-type="float">
            <text:p>-3938.77</text:p>
          </table:table-cell>
          <table:table-cell office:value-type="float" office:value="-3980.59" calcext:value-type="float">
            <text:p>-3980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90.12" calcext:value-type="float">
            <text:p>-4890.12</text:p>
          </table:table-cell>
          <table:table-cell office:value-type="float" office:value="-3818.76" calcext:value-type="float">
            <text:p>-3818.76</text:p>
          </table:table-cell>
          <table:table-cell office:value-type="float" office:value="-3830.76" calcext:value-type="float">
            <text:p>-3830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802.55" calcext:value-type="float">
            <text:p>-4802.55</text:p>
          </table:table-cell>
          <table:table-cell office:value-type="float" office:value="-3952" calcext:value-type="float">
            <text:p>-3952</text:p>
          </table:table-cell>
          <table:table-cell office:value-type="float" office:value="-3867.59" calcext:value-type="float">
            <text:p>-3867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858.43" calcext:value-type="float">
            <text:p>-4858.43</text:p>
          </table:table-cell>
          <table:table-cell office:value-type="float" office:value="-4000.68" calcext:value-type="float">
            <text:p>-4000.68</text:p>
          </table:table-cell>
          <table:table-cell office:value-type="float" office:value="-3986.53" calcext:value-type="float">
            <text:p>-3986.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833.21" calcext:value-type="float">
            <text:p>-4833.21</text:p>
          </table:table-cell>
          <table:table-cell office:value-type="float" office:value="-3986.69" calcext:value-type="float">
            <text:p>-3986.69</text:p>
          </table:table-cell>
          <table:table-cell office:value-type="float" office:value="-3630.57" calcext:value-type="float">
            <text:p>-3630.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52.15" calcext:value-type="float">
            <text:p>-4652.15</text:p>
          </table:table-cell>
          <table:table-cell office:value-type="float" office:value="-4020.59" calcext:value-type="float">
            <text:p>-4020.59</text:p>
          </table:table-cell>
          <table:table-cell office:value-type="float" office:value="-3503.44" calcext:value-type="float">
            <text:p>-3503.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689.01" calcext:value-type="float">
            <text:p>-4689.01</text:p>
          </table:table-cell>
          <table:table-cell office:value-type="float" office:value="-3817.75" calcext:value-type="float">
            <text:p>-3817.75</text:p>
          </table:table-cell>
          <table:table-cell office:value-type="float" office:value="-3625.67" calcext:value-type="float">
            <text:p>-3625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22.11" calcext:value-type="float">
            <text:p>-4622.11</text:p>
          </table:table-cell>
          <table:table-cell office:value-type="float" office:value="-3854.56" calcext:value-type="float">
            <text:p>-3854.56</text:p>
          </table:table-cell>
          <table:table-cell office:value-type="float" office:value="-3578.56" calcext:value-type="float">
            <text:p>-3578.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598.97" calcext:value-type="float">
            <text:p>-4598.97</text:p>
          </table:table-cell>
          <table:table-cell office:value-type="float" office:value="-3820.91" calcext:value-type="float">
            <text:p>-3820.91</text:p>
          </table:table-cell>
          <table:table-cell office:value-type="float" office:value="-3555.97" calcext:value-type="float">
            <text:p>-3555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61.3" calcext:value-type="float">
            <text:p>-4661.3</text:p>
          </table:table-cell>
          <table:table-cell office:value-type="float" office:value="-3833.95" calcext:value-type="float">
            <text:p>-3833.95</text:p>
          </table:table-cell>
          <table:table-cell office:value-type="float" office:value="-3609.11" calcext:value-type="float">
            <text:p>-3609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774.7" calcext:value-type="float">
            <text:p>-4774.7</text:p>
          </table:table-cell>
          <table:table-cell office:value-type="float" office:value="-3854.21" calcext:value-type="float">
            <text:p>-3854.21</text:p>
          </table:table-cell>
          <table:table-cell office:value-type="float" office:value="-3476.93" calcext:value-type="float">
            <text:p>-3476.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567.78" calcext:value-type="float">
            <text:p>-4567.78</text:p>
          </table:table-cell>
          <table:table-cell office:value-type="float" office:value="-3860.9" calcext:value-type="float">
            <text:p>-3860.9</text:p>
          </table:table-cell>
          <table:table-cell office:value-type="float" office:value="-3577.19" calcext:value-type="float">
            <text:p>-3577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510.27" calcext:value-type="float">
            <text:p>-4510.27</text:p>
          </table:table-cell>
          <table:table-cell office:value-type="float" office:value="-3710.17" calcext:value-type="float">
            <text:p>-3710.17</text:p>
          </table:table-cell>
          <table:table-cell office:value-type="float" office:value="-3438.51" calcext:value-type="float">
            <text:p>-3438.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561.25" calcext:value-type="float">
            <text:p>-4561.25</text:p>
          </table:table-cell>
          <table:table-cell office:value-type="float" office:value="-3736.32" calcext:value-type="float">
            <text:p>-3736.32</text:p>
          </table:table-cell>
          <table:table-cell office:value-type="float" office:value="-3521.06" calcext:value-type="float">
            <text:p>-3521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444.08" calcext:value-type="float">
            <text:p>-4444.08</text:p>
          </table:table-cell>
          <table:table-cell office:value-type="float" office:value="-3751.78" calcext:value-type="float">
            <text:p>-3751.78</text:p>
          </table:table-cell>
          <table:table-cell office:value-type="float" office:value="-3365.22" calcext:value-type="float">
            <text:p>-3365.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60.36" calcext:value-type="float">
            <text:p>-4460.36</text:p>
          </table:table-cell>
          <table:table-cell office:value-type="float" office:value="-3736.17" calcext:value-type="float">
            <text:p>-3736.17</text:p>
          </table:table-cell>
          <table:table-cell office:value-type="float" office:value="-3459.11" calcext:value-type="float">
            <text:p>-3459.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93.77" calcext:value-type="float">
            <text:p>-4393.77</text:p>
          </table:table-cell>
          <table:table-cell office:value-type="float" office:value="-3770.78" calcext:value-type="float">
            <text:p>-3770.78</text:p>
          </table:table-cell>
          <table:table-cell office:value-type="float" office:value="-3422.57" calcext:value-type="float">
            <text:p>-3422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364.33" calcext:value-type="float">
            <text:p>-4364.33</text:p>
          </table:table-cell>
          <table:table-cell office:value-type="float" office:value="-3716.53" calcext:value-type="float">
            <text:p>-3716.53</text:p>
          </table:table-cell>
          <table:table-cell office:value-type="float" office:value="-3325.87" calcext:value-type="float">
            <text:p>-3325.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363.89" calcext:value-type="float">
            <text:p>-4363.89</text:p>
          </table:table-cell>
          <table:table-cell office:value-type="float" office:value="-3630.12" calcext:value-type="float">
            <text:p>-3630.12</text:p>
          </table:table-cell>
          <table:table-cell office:value-type="float" office:value="-3382.95" calcext:value-type="float">
            <text:p>-3382.95</text:p>
          </table:table-cell>
        </table:table-row>
      </table:table>
      <table:table table:name="MUSE w2v en2de" table:style-name="ta1">
        <table:shapes>
          <draw:frame draw:z-index="0" draw:style-name="gr1" draw:text-style-name="P1" svg:width="830.69pt" svg:height="467.26pt" svg:x="217.02pt" svg:y="271.64pt">
            <draw:object draw:notify-on-update-of-ranges="'MUSE w2v en2de'.A2:'MUSE w2v en2de'.A23 'MUSE w2v en2de'.B1:'MUSE w2v en2de'.B1 'MUSE w2v en2de'.B2:'MUSE w2v en2de'.B23 'MUSE w2v en2de'.C1:'MUSE w2v en2de'.C1 'MUSE w2v en2de'.C2:'MUSE w2v en2de'.C23 'MUSE w2v en2de'.D1:'MUSE w2v en2de'.D1 'MUSE w2v en2de'.D2:'MUSE w2v en2de'.D23 'MUSE w2v en2de'.E1:'MUSE w2v en2de'.E1 'MUSE w2v en2de'.E2:'MUSE w2v en2de'.E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Number of clusters</text:p>
          </table:table-cell>
          <table:table-cell table:style-name="ce3" office:value-type="string" calcext:value-type="string">
            <text:p>Average coherence score for w2v based MUSE when source EN and target DE</text:p>
          </table:table-cell>
          <table:table-cell table:style-name="ce3" office:value-type="string" calcext:value-type="string">
            <text:p>Average coherence score for w2v based MUSE when source DE and target EN</text:p>
          </table:table-cell>
          <table:table-cell table:style-name="ce3" office:value-type="string" calcext:value-type="string">
            <text:p>Average coherence score for fasttext based MUSE when source EN and target DE</text:p>
          </table:table-cell>
          <table:table-cell table:style-name="ce3" office:value-type="string" calcext:value-type="string">
            <text:p>Average coherence score for fasttext based MUSE when source DE and target 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584.98" calcext:value-type="float">
            <text:p>-4584.98</text:p>
          </table:table-cell>
          <table:table-cell office:value-type="float" office:value="-4683.23" calcext:value-type="float">
            <text:p>-4683.23</text:p>
          </table:table-cell>
          <table:table-cell office:value-type="float" office:value="-4871.71" calcext:value-type="float">
            <text:p>-4871.71</text:p>
          </table:table-cell>
          <table:table-cell office:value-type="float" office:value="-4613.99" calcext:value-type="float">
            <text:p>-4613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622.73" calcext:value-type="float">
            <text:p>-4622.73</text:p>
          </table:table-cell>
          <table:table-cell office:value-type="float" office:value="-4620.64" calcext:value-type="float">
            <text:p>-4620.64</text:p>
          </table:table-cell>
          <table:table-cell office:value-type="float" office:value="-4922.01" calcext:value-type="float">
            <text:p>-4922.01</text:p>
          </table:table-cell>
          <table:table-cell office:value-type="float" office:value="-4715.39" calcext:value-type="float">
            <text:p>-4715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761.07" calcext:value-type="float">
            <text:p>-4761.07</text:p>
          </table:table-cell>
          <table:table-cell office:value-type="float" office:value="-4853.47" calcext:value-type="float">
            <text:p>-4853.47</text:p>
          </table:table-cell>
          <table:table-cell office:value-type="float" office:value="-4723.11" calcext:value-type="float">
            <text:p>-4723.11</text:p>
          </table:table-cell>
          <table:table-cell office:value-type="float" office:value="-4697.83" calcext:value-type="float">
            <text:p>-4697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637.26" calcext:value-type="float">
            <text:p>-4637.26</text:p>
          </table:table-cell>
          <table:table-cell office:value-type="float" office:value="-4689.1" calcext:value-type="float">
            <text:p>-4689.1</text:p>
          </table:table-cell>
          <table:table-cell office:value-type="float" office:value="-4920.85" calcext:value-type="float">
            <text:p>-4920.85</text:p>
          </table:table-cell>
          <table:table-cell office:value-type="float" office:value="-4715.75" calcext:value-type="float">
            <text:p>-4715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55.69" calcext:value-type="float">
            <text:p>-4755.69</text:p>
          </table:table-cell>
          <table:table-cell office:value-type="float" office:value="-4838.18" calcext:value-type="float">
            <text:p>-4838.18</text:p>
          </table:table-cell>
          <table:table-cell office:value-type="float" office:value="-4806.18" calcext:value-type="float">
            <text:p>-4806.18</text:p>
          </table:table-cell>
          <table:table-cell office:value-type="float" office:value="-4612.79" calcext:value-type="float">
            <text:p>-461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849.09" calcext:value-type="float">
            <text:p>-4849.09</text:p>
          </table:table-cell>
          <table:table-cell office:value-type="float" office:value="-4753.21" calcext:value-type="float">
            <text:p>-4753.21</text:p>
          </table:table-cell>
          <table:table-cell office:value-type="float" office:value="-4874.33" calcext:value-type="float">
            <text:p>-4874.33</text:p>
          </table:table-cell>
          <table:table-cell office:value-type="float" office:value="-4788.65" calcext:value-type="float">
            <text:p>-4788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39.74" calcext:value-type="float">
            <text:p>-4639.74</text:p>
          </table:table-cell>
          <table:table-cell office:value-type="float" office:value="-4824.64" calcext:value-type="float">
            <text:p>-4824.64</text:p>
          </table:table-cell>
          <table:table-cell office:value-type="float" office:value="-4775.36" calcext:value-type="float">
            <text:p>-4775.36</text:p>
          </table:table-cell>
          <table:table-cell office:value-type="float" office:value="-4710.96" calcext:value-type="float">
            <text:p>-4710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707.19" calcext:value-type="float">
            <text:p>-4707.19</text:p>
          </table:table-cell>
          <table:table-cell office:value-type="float" office:value="-4795.16" calcext:value-type="float">
            <text:p>-4795.16</text:p>
          </table:table-cell>
          <table:table-cell office:value-type="float" office:value="-4647.57" calcext:value-type="float">
            <text:p>-4647.57</text:p>
          </table:table-cell>
          <table:table-cell office:value-type="float" office:value="-4509.85" calcext:value-type="float">
            <text:p>-4509.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754.32" calcext:value-type="float">
            <text:p>-4754.32</text:p>
          </table:table-cell>
          <table:table-cell office:value-type="float" office:value="-4771.64" calcext:value-type="float">
            <text:p>-4771.64</text:p>
          </table:table-cell>
          <table:table-cell office:value-type="float" office:value="-4779.28" calcext:value-type="float">
            <text:p>-4779.28</text:p>
          </table:table-cell>
          <table:table-cell office:value-type="float" office:value="-4839.5" calcext:value-type="float">
            <text:p>-483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764.14" calcext:value-type="float">
            <text:p>-4764.14</text:p>
          </table:table-cell>
          <table:table-cell office:value-type="float" office:value="-4894.64" calcext:value-type="float">
            <text:p>-4894.64</text:p>
          </table:table-cell>
          <table:table-cell office:value-type="float" office:value="-4804.62" calcext:value-type="float">
            <text:p>-4804.62</text:p>
          </table:table-cell>
          <table:table-cell office:value-type="float" office:value="-4660.13" calcext:value-type="float">
            <text:p>-4660.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808.87" calcext:value-type="float">
            <text:p>-4808.87</text:p>
          </table:table-cell>
          <table:table-cell office:value-type="float" office:value="-4737.2" calcext:value-type="float">
            <text:p>-4737.2</text:p>
          </table:table-cell>
          <table:table-cell office:value-type="float" office:value="-4646.12" calcext:value-type="float">
            <text:p>-4646.12</text:p>
          </table:table-cell>
          <table:table-cell office:value-type="float" office:value="-4643.8" calcext:value-type="float">
            <text:p>-4643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640.21" calcext:value-type="float">
            <text:p>-4640.21</text:p>
          </table:table-cell>
          <table:table-cell office:value-type="float" office:value="-4735.64" calcext:value-type="float">
            <text:p>-4735.64</text:p>
          </table:table-cell>
          <table:table-cell office:value-type="float" office:value="-4629.46" calcext:value-type="float">
            <text:p>-4629.46</text:p>
          </table:table-cell>
          <table:table-cell office:value-type="float" office:value="-4636.15" calcext:value-type="float">
            <text:p>-4636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86.85" calcext:value-type="float">
            <text:p>-4686.85</text:p>
          </table:table-cell>
          <table:table-cell office:value-type="float" office:value="-4653.48" calcext:value-type="float">
            <text:p>-4653.48</text:p>
          </table:table-cell>
          <table:table-cell office:value-type="float" office:value="-4656.34" calcext:value-type="float">
            <text:p>-4656.34</text:p>
          </table:table-cell>
          <table:table-cell office:value-type="float" office:value="-4564.75" calcext:value-type="float">
            <text:p>-4564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742.33" calcext:value-type="float">
            <text:p>-4742.33</text:p>
          </table:table-cell>
          <table:table-cell office:value-type="float" office:value="-4724.86" calcext:value-type="float">
            <text:p>-4724.86</text:p>
          </table:table-cell>
          <table:table-cell office:value-type="float" office:value="-4543.85" calcext:value-type="float">
            <text:p>-4543.85</text:p>
          </table:table-cell>
          <table:table-cell office:value-type="float" office:value="-4640.96" calcext:value-type="float">
            <text:p>-4640.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719.37" calcext:value-type="float">
            <text:p>-4719.37</text:p>
          </table:table-cell>
          <table:table-cell office:value-type="float" office:value="-4636.89" calcext:value-type="float">
            <text:p>-4636.89</text:p>
          </table:table-cell>
          <table:table-cell office:value-type="float" office:value="-4604.88" calcext:value-type="float">
            <text:p>-4604.88</text:p>
          </table:table-cell>
          <table:table-cell office:value-type="float" office:value="-4540.58" calcext:value-type="float">
            <text:p>-4540.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633.34" calcext:value-type="float">
            <text:p>-4633.34</text:p>
          </table:table-cell>
          <table:table-cell office:value-type="float" office:value="-4740.37" calcext:value-type="float">
            <text:p>-4740.37</text:p>
          </table:table-cell>
          <table:table-cell office:value-type="float" office:value="-4619.98" calcext:value-type="float">
            <text:p>-4619.98</text:p>
          </table:table-cell>
          <table:table-cell office:value-type="float" office:value="-4533.9" calcext:value-type="float">
            <text:p>-4533.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657.25" calcext:value-type="float">
            <text:p>-4657.25</text:p>
          </table:table-cell>
          <table:table-cell office:value-type="float" office:value="-4703.49" calcext:value-type="float">
            <text:p>-4703.49</text:p>
          </table:table-cell>
          <table:table-cell office:value-type="float" office:value="-4549.52" calcext:value-type="float">
            <text:p>-4549.52</text:p>
          </table:table-cell>
          <table:table-cell office:value-type="float" office:value="-4454.43" calcext:value-type="float">
            <text:p>-4454.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651.76" calcext:value-type="float">
            <text:p>-4651.76</text:p>
          </table:table-cell>
          <table:table-cell office:value-type="float" office:value="-4598.84" calcext:value-type="float">
            <text:p>-4598.84</text:p>
          </table:table-cell>
          <table:table-cell office:value-type="float" office:value="-4529.66" calcext:value-type="float">
            <text:p>-4529.66</text:p>
          </table:table-cell>
          <table:table-cell office:value-type="float" office:value="-4547.5" calcext:value-type="float">
            <text:p>-4547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655.04" calcext:value-type="float">
            <text:p>-4655.04</text:p>
          </table:table-cell>
          <table:table-cell office:value-type="float" office:value="-4568.85" calcext:value-type="float">
            <text:p>-4568.85</text:p>
          </table:table-cell>
          <table:table-cell office:value-type="float" office:value="-4527.03" calcext:value-type="float">
            <text:p>-4527.03</text:p>
          </table:table-cell>
          <table:table-cell office:value-type="float" office:value="-4479.17" calcext:value-type="float">
            <text:p>-4479.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600.25" calcext:value-type="float">
            <text:p>-4600.25</text:p>
          </table:table-cell>
          <table:table-cell office:value-type="float" office:value="-4651.9" calcext:value-type="float">
            <text:p>-4651.9</text:p>
          </table:table-cell>
          <table:table-cell office:value-type="float" office:value="-4476.42" calcext:value-type="float">
            <text:p>-4476.42</text:p>
          </table:table-cell>
          <table:table-cell office:value-type="float" office:value="-4385.01" calcext:value-type="float">
            <text:p>-4385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615.86" calcext:value-type="float">
            <text:p>-4615.86</text:p>
          </table:table-cell>
          <table:table-cell office:value-type="float" office:value="-4611.71" calcext:value-type="float">
            <text:p>-4611.71</text:p>
          </table:table-cell>
          <table:table-cell office:value-type="float" office:value="-4488.04" calcext:value-type="float">
            <text:p>-4488.04</text:p>
          </table:table-cell>
          <table:table-cell office:value-type="float" office:value="-4572.21" calcext:value-type="float">
            <text:p>-4572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589.22" calcext:value-type="float">
            <text:p>-4589.22</text:p>
          </table:table-cell>
          <table:table-cell office:value-type="float" office:value="-4614.96" calcext:value-type="float">
            <text:p>-4614.96</text:p>
          </table:table-cell>
          <table:table-cell office:value-type="float" office:value="-4565.05" calcext:value-type="float">
            <text:p>-4565.05</text:p>
          </table:table-cell>
          <table:table-cell office:value-type="float" office:value="-4493.9" calcext:value-type="float">
            <text:p>-4493.9</text:p>
          </table:table-cell>
        </table:table-row>
      </table:table>
      <table:named-expressions/>
      <table:database-ranges>
        <table:database-range table:name="__Anonymous_Sheet_DB__0" table:target-range-address="'epoch 10'.A1:'epoch 10'.D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5:34:30.124894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29T21:01:32.404803267</meta:creation-date>
    <meta:generator>LibreOffice/6.3.0.4$Linux_X86_64 LibreOffice_project/30$Build-4</meta:generator>
    <meta:editing-duration>PT1H3M46S</meta:editing-duration>
    <meta:editing-cycles>19</meta:editing-cycles>
    <dc:date>2019-09-05T15:39:13.484196332</dc:date>
    <meta:document-statistic meta:table-count="7" meta:cell-count="609" meta:object-count="1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51cm" svg:height="9.935cm" xlink:href=".." xlink:type="simple" chart:class="chart:line" chart:style-name="ch1">
        <chart:title svg:x="3.371cm" svg:y="0.333cm" chart:style-name="ch2">
          <text:p>Coherence Score Vs Number of clusters (w2v vs fast-text)
epoch 10</text:p>
        </chart:title>
        <chart:legend chart:legend-position="end" svg:x="13.079cm" svg:y="4.419cm" style:legend-expansion="high" chart:style-name="ch3"/>
        <chart:plot-area chart:style-name="ch4" table:cell-range-address="'epoch 10'.A2:'epoch 10'.C19 'epoch 10'.B1:'epoch 10'.C1" chart:data-source-has-labels="both" svg:x="1.382cm" svg:y="1.814cm" svg:width="11.326cm" svg:height="6.942cm">
          <chartooo:coordinate-region svg:x="2.48cm" svg:y="2.013cm" svg:width="10.041cm" svg:height="6.096cm"/>
          <chart:axis chart:dimension="x" chart:name="primary-x" chart:style-name="ch5" chartooo:axis-type="auto">
            <chartooo:date-scale/>
            <chart:title svg:x="5.638cm" svg:y="8.954cm" chart:style-name="ch6">
              <text:p>Number of clusters</text:p>
            </chart:title>
            <chart:categories table:cell-range-address="'epoch 10'.A2:'epoch 10'.A19"/>
          </chart:axis>
          <chart:axis chart:dimension="y" chart:name="primary-y" chart:style-name="ch7">
            <chart:title svg:x="0.451cm" svg:y="6.612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B2:'epoch 10'.B19" chart:label-cell-address="'epoch 10'.B1:'epoch 10'.B1" chart:class="chart:line">
            <chart:data-point chart:repeated="18"/>
          </chart:series>
          <chart:series chart:style-name="ch11" chart:values-cell-range-address="'epoch 10'.C2:'epoch 10'.C19" chart:label-cell-address="'epoch 10'.C1:'epoch 10'.C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0'.B1:'epoch 10'.B1</svg:desc>
                </draw:g>
              </table:table-cell>
              <table:table-cell office:value-type="string">
                <text:p>w2v Coherence Score</text:p>
                <draw:g>
                  <svg:desc>'epoch 10'.C1:'epoch 10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19</svg:desc>
                </draw:g>
              </table:table-cell>
              <table:table-cell office:value-type="float" office:value="-5143.57">
                <text:p>-5143.57</text:p>
                <draw:g>
                  <svg:desc>'epoch 10'.B2:'epoch 10'.B19</svg:desc>
                </draw:g>
              </table:table-cell>
              <table:table-cell office:value-type="float" office:value="-5123.12">
                <text:p>-5123.12</text:p>
                <draw:g>
                  <svg:desc>'epoch 10'.C2:'epoch 10'.C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223.45">
                <text:p>-5223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099.72">
                <text:p>-5099.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111.34">
                <text:p>-5111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130.06">
                <text:p>-5130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40.19">
                <text:p>-5140.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24.84">
                <text:p>-5124.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42.89">
                <text:p>-5142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20.4">
                <text:p>-5120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08.33">
                <text:p>-5108.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43.17">
                <text:p>-5143.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62.36">
                <text:p>-5162.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184.44">
                <text:p>-5184.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74.41">
                <text:p>-5174.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214.94">
                <text:p>-5214.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204.38">
                <text:p>-5204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89cm" svg:height="9.697cm" xlink:href=".." xlink:type="simple" chart:class="chart:bar" chart:column-mapping="0 1" chart:style-name="ch1">
        <chart:title svg:x="5.679cm" svg:y="0.329cm" chart:style-name="ch2">
          <text:p>Coherence score Vs Number of clusters</text:p>
        </chart:title>
        <chart:subtitle svg:x="4.633cm" svg:y="1.301cm" chart:style-name="ch3">
          <text:p>whole relevant english data vs filtered relevant english data</text:p>
        </chart:subtitle>
        <chart:legend chart:legend-position="end" svg:x="13.045cm" svg:y="3.903cm" style:legend-expansion="high" chart:style-name="ch4"/>
        <chart:plot-area chart:style-name="ch5" table:cell-range-address="english_filtered_data.A1:english_filtered_data.C23" chart:data-source-has-labels="both" svg:x="1.4cm" svg:y="2.177cm" svg:width="11.256cm" svg:height="6.346cm">
          <chartooo:coordinate-region svg:x="2.498cm" svg:y="2.377cm" svg:width="10.158cm" svg:height="5.5cm"/>
          <chart:axis chart:dimension="x" chart:name="primary-x" chart:style-name="ch6" chartooo:axis-type="auto">
            <chartooo:date-scale/>
            <chart:title svg:x="5.621cm" svg:y="8.716cm" chart:style-name="ch7">
              <text:p>Number of clusters</text:p>
            </chart:title>
            <chart:categories table:cell-range-address="english_filtered_data.A2:english_filtered_data.A23"/>
          </chart:axis>
          <chart:axis chart:dimension="y" chart:name="primary-y" chart:style-name="ch8">
            <chart:title svg:x="0.451cm" svg:y="6.651cm" chart:style-name="ch9">
              <text:p>Coherence score</text:p>
            </chart:title>
            <chart:grid chart:style-name="ch10" chart:class="major"/>
          </chart:axis>
          <chart:series chart:style-name="ch11" chart:values-cell-range-address="english_filtered_data.B2:english_filtered_data.B23" chart:label-cell-address="english_filtered_data.B1:english_filtered_data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english_filtered_data.C2:english_filtered_data.C23" chart:label-cell-address="english_filtered_data.C1:english_filtered_data.C1" chart:class="chart:bar">
            <chart:data-point chart:repeated="14"/>
            <chart:data-point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 on whole relevant data</text:p>
                <draw:g>
                  <svg:desc>english_filtered_data.B1:english_filtered_data.B1</svg:desc>
                </draw:g>
              </table:table-cell>
              <table:table-cell office:value-type="string">
                <text:p>glove coherence score on filtered relevant data</text:p>
                <draw:g>
                  <svg:desc>english_filtered_data.C1:english_filtered_data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english_filtered_data.A2:english_filtered_data.A23</svg:desc>
                </draw:g>
              </table:table-cell>
              <table:table-cell office:value-type="float" office:value="-4613.33">
                <text:p>-4613.33</text:p>
                <draw:g>
                  <svg:desc>english_filtered_data.B2:english_filtered_data.B23</svg:desc>
                </draw:g>
              </table:table-cell>
              <table:table-cell office:value-type="float" office:value="-4132.39">
                <text:p>-4132.39</text:p>
                <draw:g>
                  <svg:desc>english_filtered_data.C2:english_filtered_data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414.75">
                <text:p>-4414.75</text:p>
              </table:table-cell>
              <table:table-cell office:value-type="float" office:value="-4269.87">
                <text:p>-4269.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821.27">
                <text:p>-4821.27</text:p>
              </table:table-cell>
              <table:table-cell office:value-type="float" office:value="-4034.31">
                <text:p>-4034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63.31">
                <text:p>-4563.31</text:p>
              </table:table-cell>
              <table:table-cell office:value-type="float" office:value="-3938.77">
                <text:p>-3938.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890.12">
                <text:p>-4890.12</text:p>
              </table:table-cell>
              <table:table-cell office:value-type="float" office:value="-3818.76">
                <text:p>-3818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802.55">
                <text:p>-4802.55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858.43">
                <text:p>-4858.43</text:p>
              </table:table-cell>
              <table:table-cell office:value-type="float" office:value="-4000.68">
                <text:p>-4000.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833.21">
                <text:p>-4833.21</text:p>
              </table:table-cell>
              <table:table-cell office:value-type="float" office:value="-3986.69">
                <text:p>-3986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652.15">
                <text:p>-4652.15</text:p>
              </table:table-cell>
              <table:table-cell office:value-type="float" office:value="-4020.59">
                <text:p>-4020.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689.01">
                <text:p>-4689.01</text:p>
              </table:table-cell>
              <table:table-cell office:value-type="float" office:value="-3817.75">
                <text:p>-3817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622.11">
                <text:p>-4622.11</text:p>
              </table:table-cell>
              <table:table-cell office:value-type="float" office:value="-3854.56">
                <text:p>-3854.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598.97">
                <text:p>-4598.97</text:p>
              </table:table-cell>
              <table:table-cell office:value-type="float" office:value="-3820.91">
                <text:p>-3820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661.3">
                <text:p>-4661.3</text:p>
              </table:table-cell>
              <table:table-cell office:value-type="float" office:value="-3833.95">
                <text:p>-3833.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774.7">
                <text:p>-4774.7</text:p>
              </table:table-cell>
              <table:table-cell office:value-type="float" office:value="-3854.21">
                <text:p>-3854.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567.78">
                <text:p>-4567.78</text:p>
              </table:table-cell>
              <table:table-cell office:value-type="float" office:value="-3860.9">
                <text:p>-3860.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510.27">
                <text:p>-4510.27</text:p>
              </table:table-cell>
              <table:table-cell office:value-type="float" office:value="-3710.17">
                <text:p>-3710.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561.25">
                <text:p>-4561.25</text:p>
              </table:table-cell>
              <table:table-cell office:value-type="float" office:value="-3736.32">
                <text:p>-3736.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444.08">
                <text:p>-4444.08</text:p>
              </table:table-cell>
              <table:table-cell office:value-type="float" office:value="-3751.78">
                <text:p>-3751.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460.36">
                <text:p>-4460.36</text:p>
              </table:table-cell>
              <table:table-cell office:value-type="float" office:value="-3736.17">
                <text:p>-3736.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393.77">
                <text:p>-4393.77</text:p>
              </table:table-cell>
              <table:table-cell office:value-type="float" office:value="-3770.78">
                <text:p>-3770.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364.33">
                <text:p>-4364.33</text:p>
              </table:table-cell>
              <table:table-cell office:value-type="float" office:value="-3716.53">
                <text:p>-3716.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363.89">
                <text:p>-4363.89</text:p>
              </table:table-cell>
              <table:table-cell office:value-type="float" office:value="-3630.12">
                <text:p>-3630.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708cm" svg:height="9.539cm" xlink:href=".." xlink:type="simple" chart:class="chart:bar" chart:column-mapping="0 1" chart:style-name="ch1">
        <chart:title svg:x="5.815cm" svg:y="0.326cm" chart:style-name="ch2">
          <text:p>Coherence score vs Number of clusters</text:p>
        </chart:title>
        <chart:subtitle svg:x="3.659cm" svg:y="1.295cm" chart:style-name="ch3">
          <text:p>Filtered data and extensive pre processing and more spelling correction</text:p>
        </chart:subtitle>
        <chart:legend chart:legend-position="end" svg:x="13.291cm" svg:y="3.824cm" style:legend-expansion="high" chart:style-name="ch4"/>
        <chart:plot-area chart:style-name="ch5" table:cell-range-address="english_filtered_data.A2:english_filtered_data.A23 english_filtered_data.C1:english_filtered_data.D23" chart:data-source-has-labels="both" svg:x="1.405cm" svg:y="2.168cm" svg:width="11.492cm" svg:height="6.2cm">
          <chartooo:coordinate-region svg:x="2.503cm" svg:y="2.367cm" svg:width="10.394cm" svg:height="5.354cm"/>
          <chart:axis chart:dimension="x" chart:name="primary-x" chart:style-name="ch6" chartooo:axis-type="auto">
            <chartooo:date-scale/>
            <chart:title svg:x="5.744cm" svg:y="8.558cm" chart:style-name="ch7">
              <text:p>Number of clusters</text:p>
            </chart:title>
            <chart:categories table:cell-range-address="english_filtered_data.A2:english_filtered_data.A23"/>
          </chart:axis>
          <chart:axis chart:dimension="y" chart:name="primary-y" chart:style-name="ch8">
            <chart:title svg:x="0.451cm" svg:y="6.569cm" chart:style-name="ch9">
              <text:p>Coherence score</text:p>
            </chart:title>
            <chart:grid chart:style-name="ch10" chart:class="major"/>
          </chart:axis>
          <chart:series chart:style-name="ch11" chart:values-cell-range-address="english_filtered_data.C2:english_filtered_data.C23" chart:label-cell-address="english_filtered_data.C1:english_filtered_data.C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english_filtered_data.D2:english_filtered_data.D23" chart:label-cell-address="english_filtered_data.D1:english_filtered_data.D1" chart:class="chart:bar">
            <chart:data-point chart:repeated="3"/>
            <chart:data-point chart:style-name="ch14" chart:repeated="2"/>
            <chart:data-point chart:repeated="2"/>
            <chart:data-point chart:style-name="ch14"/>
            <chart:data-point chart:repeated="5"/>
            <chart:data-point chart:style-name="ch14"/>
            <chart:data-point chart:repeated="2"/>
            <chart:data-point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 on filtered relevant data</text:p>
                <draw:g>
                  <svg:desc>english_filtered_data.C1:english_filtered_data.C1</svg:desc>
                </draw:g>
              </table:table-cell>
              <table:table-cell office:value-type="string">
                <text:p>glove coherence score on filtered relevant data and extensive preprocess</text:p>
                <draw:g>
                  <svg:desc>english_filtered_data.D1:english_filtered_data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english_filtered_data.A2:english_filtered_data.A23</svg:desc>
                </draw:g>
              </table:table-cell>
              <table:table-cell office:value-type="float" office:value="-4132.39">
                <text:p>-4132.39</text:p>
                <draw:g>
                  <svg:desc>english_filtered_data.C2:english_filtered_data.C23</svg:desc>
                </draw:g>
              </table:table-cell>
              <table:table-cell office:value-type="float" office:value="-3894.31">
                <text:p>-3894.31</text:p>
                <draw:g>
                  <svg:desc>english_filtered_data.D2:english_filtered_data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269.87">
                <text:p>-4269.87</text:p>
              </table:table-cell>
              <table:table-cell office:value-type="float" office:value="-4209.41">
                <text:p>-4209.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034.31">
                <text:p>-4034.31</text:p>
              </table:table-cell>
              <table:table-cell office:value-type="float" office:value="-3379.38">
                <text:p>-3379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938.77">
                <text:p>-3938.77</text:p>
              </table:table-cell>
              <table:table-cell office:value-type="float" office:value="-3980.59">
                <text:p>-3980.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818.76">
                <text:p>-3818.76</text:p>
              </table:table-cell>
              <table:table-cell office:value-type="float" office:value="-3830.76">
                <text:p>-3830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952">
                <text:p>-3952</text:p>
              </table:table-cell>
              <table:table-cell office:value-type="float" office:value="-3867.59">
                <text:p>-3867.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000.68">
                <text:p>-4000.68</text:p>
              </table:table-cell>
              <table:table-cell office:value-type="float" office:value="-3986.53">
                <text:p>-3986.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986.69">
                <text:p>-3986.69</text:p>
              </table:table-cell>
              <table:table-cell office:value-type="float" office:value="-3630.57">
                <text:p>-3630.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020.59">
                <text:p>-4020.59</text:p>
              </table:table-cell>
              <table:table-cell office:value-type="float" office:value="-3503.44">
                <text:p>-3503.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3817.75">
                <text:p>-3817.75</text:p>
              </table:table-cell>
              <table:table-cell office:value-type="float" office:value="-3625.67">
                <text:p>-3625.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854.56">
                <text:p>-3854.56</text:p>
              </table:table-cell>
              <table:table-cell office:value-type="float" office:value="-3578.56">
                <text:p>-3578.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3820.91">
                <text:p>-3820.91</text:p>
              </table:table-cell>
              <table:table-cell office:value-type="float" office:value="-3555.97">
                <text:p>-3555.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833.95">
                <text:p>-3833.95</text:p>
              </table:table-cell>
              <table:table-cell office:value-type="float" office:value="-3609.11">
                <text:p>-3609.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854.21">
                <text:p>-3854.21</text:p>
              </table:table-cell>
              <table:table-cell office:value-type="float" office:value="-3476.93">
                <text:p>-3476.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3860.9">
                <text:p>-3860.9</text:p>
              </table:table-cell>
              <table:table-cell office:value-type="float" office:value="-3577.19">
                <text:p>-3577.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3710.17">
                <text:p>-3710.17</text:p>
              </table:table-cell>
              <table:table-cell office:value-type="float" office:value="-3438.51">
                <text:p>-3438.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736.32">
                <text:p>-3736.32</text:p>
              </table:table-cell>
              <table:table-cell office:value-type="float" office:value="-3521.06">
                <text:p>-3521.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751.78">
                <text:p>-3751.78</text:p>
              </table:table-cell>
              <table:table-cell office:value-type="float" office:value="-3365.22">
                <text:p>-3365.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736.17">
                <text:p>-3736.17</text:p>
              </table:table-cell>
              <table:table-cell office:value-type="float" office:value="-3459.11">
                <text:p>-3459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770.78">
                <text:p>-3770.78</text:p>
              </table:table-cell>
              <table:table-cell office:value-type="float" office:value="-3422.57">
                <text:p>-3422.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716.53">
                <text:p>-3716.53</text:p>
              </table:table-cell>
              <table:table-cell office:value-type="float" office:value="-3325.87">
                <text:p>-3325.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630.12">
                <text:p>-3630.12</text:p>
              </table:table-cell>
              <table:table-cell office:value-type="float" office:value="-3382.95">
                <text:p>-3382.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306cm" svg:height="16.485cm" xlink:href=".." xlink:type="simple" chart:class="chart:bar" chart:column-mapping="0 1 2 3" chart:style-name="ch1">
        <chart:title svg:x="10.588cm" svg:y="0.465cm" chart:style-name="ch2">
          <text:p>Coherence score Vs Number of clusters</text:p>
        </chart:title>
        <chart:subtitle svg:x="9.886cm" svg:y="1.573cm" chart:style-name="ch3">
          <text:p>MUSE Embedding, Used formula provided in the paper</text:p>
        </chart:subtitle>
        <chart:legend chart:legend-position="end" svg:x="19.82cm" svg:y="6.402cm" style:legend-expansion="high" chart:style-name="ch4"/>
        <chart:plot-area chart:style-name="ch5" table:cell-range-address="'MUSE w2v en2de'.A1:'MUSE w2v en2de'.E23" chart:data-source-has-labels="both" svg:x="1.597cm" svg:y="2.585cm" svg:width="17.637cm" svg:height="12.59cm">
          <chartooo:coordinate-region svg:x="2.695cm" svg:y="2.784cm" svg:width="16.539cm" svg:height="11.744cm"/>
          <chart:axis chart:dimension="x" chart:name="primary-x" chart:style-name="ch6" chartooo:axis-type="auto">
            <chartooo:date-scale/>
            <chart:title svg:x="9.008cm" svg:y="15.504cm" chart:style-name="ch7">
              <text:p>Number of clusters</text:p>
            </chart:title>
            <chart:categories table:cell-range-address="'MUSE w2v en2de'.A2:'MUSE w2v en2de'.A23"/>
          </chart:axis>
          <chart:axis chart:dimension="y" chart:name="primary-y" chart:style-name="ch8">
            <chart:title svg:x="0.451cm" svg:y="10.181cm" chart:style-name="ch9">
              <text:p>Coherence score</text:p>
            </chart:title>
            <chart:grid chart:style-name="ch10" chart:class="major"/>
          </chart:axis>
          <chart:series chart:style-name="ch11" chart:values-cell-range-address="'MUSE w2v en2de'.B2:'MUSE w2v en2de'.B23" chart:label-cell-address="'MUSE w2v en2de'.B1:'MUSE w2v en2de'.B1" chart:class="chart:bar">
            <chart:data-point/>
            <chart:data-point chart:style-name="ch12" chart:repeated="5"/>
            <chart:data-point chart:repeated="3"/>
            <chart:data-point chart:style-name="ch12"/>
            <chart:data-point chart:repeated="8"/>
            <chart:data-point chart:style-name="ch12" chart:repeated="4"/>
          </chart:series>
          <chart:series chart:style-name="ch13" chart:values-cell-range-address="" chart:class="chart:bar">
            <chart:data-point/>
          </chart:series>
          <chart:series chart:style-name="ch14" chart:values-cell-range-address="'MUSE w2v en2de'.C2:'MUSE w2v en2de'.C23" chart:label-cell-address="'MUSE w2v en2de'.C1:'MUSE w2v en2de'.C1" chart:class="chart:bar">
            <chart:data-point chart:repeated="22"/>
          </chart:series>
          <chart:series chart:style-name="ch15" chart:values-cell-range-address="'MUSE w2v en2de'.D2:'MUSE w2v en2de'.D23" chart:label-cell-address="'MUSE w2v en2de'.D1:'MUSE w2v en2de'.D1" chart:class="chart:bar">
            <chart:data-point chart:repeated="22"/>
          </chart:series>
          <chart:series chart:style-name="ch16" chart:values-cell-range-address="'MUSE w2v en2de'.E2:'MUSE w2v en2de'.E23" chart:label-cell-address="'MUSE w2v en2de'.E1:'MUSE w2v en2de'.E1" chart:class="chart:bar">
            <chart:data-point chart:style-name="ch12" chart:repeated="2"/>
            <chart:data-point chart:repeated="5"/>
            <chart:data-point chart:style-name="ch12"/>
            <chart:data-point chart:repeated="12"/>
            <chart:data-point chart:style-name="ch12"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oherence score for w2v based MUSE when source EN and target DE</text:p>
                <draw:g>
                  <svg:desc>'MUSE w2v en2de'.B1:'MUSE w2v en2de'.B1</svg:desc>
                </draw:g>
              </table:table-cell>
              <table:table-cell office:value-type="string">
                <text:p>Average coherence score for w2v based MUSE when source DE and target EN</text:p>
                <draw:g>
                  <svg:desc>'MUSE w2v en2de'.C1:'MUSE w2v en2de'.C1</svg:desc>
                </draw:g>
              </table:table-cell>
              <table:table-cell office:value-type="string">
                <text:p>Average coherence score for fasttext based MUSE when source EN and target DE</text:p>
                <draw:g>
                  <svg:desc>'MUSE w2v en2de'.D1:'MUSE w2v en2de'.D1</svg:desc>
                </draw:g>
              </table:table-cell>
              <table:table-cell office:value-type="string">
                <text:p>Average coherence score for fasttext based MUSE when source DE and target EN</text:p>
                <draw:g>
                  <svg:desc>'MUSE w2v en2de'.E1:'MUSE w2v en2de'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MUSE w2v en2de'.A2:'MUSE w2v en2de'.A23</svg:desc>
                </draw:g>
              </table:table-cell>
              <table:table-cell office:value-type="float" office:value="-4584.98">
                <text:p>-4584.98</text:p>
                <draw:g>
                  <svg:desc>'MUSE w2v en2de'.B2:'MUSE w2v en2de'.B23</svg:desc>
                </draw:g>
              </table:table-cell>
              <table:table-cell office:value-type="float" office:value="-4683.23">
                <text:p>-4683.23</text:p>
                <draw:g>
                  <svg:desc>'MUSE w2v en2de'.C2:'MUSE w2v en2de'.C23</svg:desc>
                </draw:g>
              </table:table-cell>
              <table:table-cell office:value-type="float" office:value="-4871.71">
                <text:p>-4871.71</text:p>
                <draw:g>
                  <svg:desc>'MUSE w2v en2de'.D2:'MUSE w2v en2de'.D23</svg:desc>
                </draw:g>
              </table:table-cell>
              <table:table-cell office:value-type="float" office:value="-4613.99">
                <text:p>-4613.99</text:p>
                <draw:g>
                  <svg:desc>'MUSE w2v en2de'.E2:'MUSE w2v en2de'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622.73">
                <text:p>-4622.73</text:p>
              </table:table-cell>
              <table:table-cell office:value-type="float" office:value="-4620.64">
                <text:p>-4620.64</text:p>
              </table:table-cell>
              <table:table-cell office:value-type="float" office:value="-4922.01">
                <text:p>-4922.01</text:p>
              </table:table-cell>
              <table:table-cell office:value-type="float" office:value="-4715.39">
                <text:p>-4715.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761.07">
                <text:p>-4761.07</text:p>
              </table:table-cell>
              <table:table-cell office:value-type="float" office:value="-4853.47">
                <text:p>-4853.47</text:p>
              </table:table-cell>
              <table:table-cell office:value-type="float" office:value="-4723.11">
                <text:p>-4723.11</text:p>
              </table:table-cell>
              <table:table-cell office:value-type="float" office:value="-4697.83">
                <text:p>-4697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637.26">
                <text:p>-4637.26</text:p>
              </table:table-cell>
              <table:table-cell office:value-type="float" office:value="-4689.1">
                <text:p>-4689.1</text:p>
              </table:table-cell>
              <table:table-cell office:value-type="float" office:value="-4920.85">
                <text:p>-4920.85</text:p>
              </table:table-cell>
              <table:table-cell office:value-type="float" office:value="-4715.75">
                <text:p>-4715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755.69">
                <text:p>-4755.69</text:p>
              </table:table-cell>
              <table:table-cell office:value-type="float" office:value="-4838.18">
                <text:p>-4838.18</text:p>
              </table:table-cell>
              <table:table-cell office:value-type="float" office:value="-4806.18">
                <text:p>-4806.18</text:p>
              </table:table-cell>
              <table:table-cell office:value-type="float" office:value="-4612.79">
                <text:p>-4612.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849.09">
                <text:p>-4849.09</text:p>
              </table:table-cell>
              <table:table-cell office:value-type="float" office:value="-4753.21">
                <text:p>-4753.21</text:p>
              </table:table-cell>
              <table:table-cell office:value-type="float" office:value="-4874.33">
                <text:p>-4874.33</text:p>
              </table:table-cell>
              <table:table-cell office:value-type="float" office:value="-4788.65">
                <text:p>-4788.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639.74">
                <text:p>-4639.74</text:p>
              </table:table-cell>
              <table:table-cell office:value-type="float" office:value="-4824.64">
                <text:p>-4824.64</text:p>
              </table:table-cell>
              <table:table-cell office:value-type="float" office:value="-4775.36">
                <text:p>-4775.36</text:p>
              </table:table-cell>
              <table:table-cell office:value-type="float" office:value="-4710.96">
                <text:p>-4710.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707.19">
                <text:p>-4707.19</text:p>
              </table:table-cell>
              <table:table-cell office:value-type="float" office:value="-4795.16">
                <text:p>-4795.16</text:p>
              </table:table-cell>
              <table:table-cell office:value-type="float" office:value="-4647.57">
                <text:p>-4647.57</text:p>
              </table:table-cell>
              <table:table-cell office:value-type="float" office:value="-4509.85">
                <text:p>-4509.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754.32">
                <text:p>-4754.32</text:p>
              </table:table-cell>
              <table:table-cell office:value-type="float" office:value="-4771.64">
                <text:p>-4771.64</text:p>
              </table:table-cell>
              <table:table-cell office:value-type="float" office:value="-4779.28">
                <text:p>-4779.28</text:p>
              </table:table-cell>
              <table:table-cell office:value-type="float" office:value="-4839.5">
                <text:p>-4839.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764.14">
                <text:p>-4764.14</text:p>
              </table:table-cell>
              <table:table-cell office:value-type="float" office:value="-4894.64">
                <text:p>-4894.64</text:p>
              </table:table-cell>
              <table:table-cell office:value-type="float" office:value="-4804.62">
                <text:p>-4804.62</text:p>
              </table:table-cell>
              <table:table-cell office:value-type="float" office:value="-4660.13">
                <text:p>-4660.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808.87">
                <text:p>-4808.87</text:p>
              </table:table-cell>
              <table:table-cell office:value-type="float" office:value="-4737.2">
                <text:p>-4737.2</text:p>
              </table:table-cell>
              <table:table-cell office:value-type="float" office:value="-4646.12">
                <text:p>-4646.12</text:p>
              </table:table-cell>
              <table:table-cell office:value-type="float" office:value="-4643.8">
                <text:p>-4643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640.21">
                <text:p>-4640.21</text:p>
              </table:table-cell>
              <table:table-cell office:value-type="float" office:value="-4735.64">
                <text:p>-4735.64</text:p>
              </table:table-cell>
              <table:table-cell office:value-type="float" office:value="-4629.46">
                <text:p>-4629.46</text:p>
              </table:table-cell>
              <table:table-cell office:value-type="float" office:value="-4636.15">
                <text:p>-4636.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686.85">
                <text:p>-4686.85</text:p>
              </table:table-cell>
              <table:table-cell office:value-type="float" office:value="-4653.48">
                <text:p>-4653.48</text:p>
              </table:table-cell>
              <table:table-cell office:value-type="float" office:value="-4656.34">
                <text:p>-4656.34</text:p>
              </table:table-cell>
              <table:table-cell office:value-type="float" office:value="-4564.75">
                <text:p>-4564.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742.33">
                <text:p>-4742.33</text:p>
              </table:table-cell>
              <table:table-cell office:value-type="float" office:value="-4724.86">
                <text:p>-4724.86</text:p>
              </table:table-cell>
              <table:table-cell office:value-type="float" office:value="-4543.85">
                <text:p>-4543.85</text:p>
              </table:table-cell>
              <table:table-cell office:value-type="float" office:value="-4640.96">
                <text:p>-4640.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719.37">
                <text:p>-4719.37</text:p>
              </table:table-cell>
              <table:table-cell office:value-type="float" office:value="-4636.89">
                <text:p>-4636.89</text:p>
              </table:table-cell>
              <table:table-cell office:value-type="float" office:value="-4604.88">
                <text:p>-4604.88</text:p>
              </table:table-cell>
              <table:table-cell office:value-type="float" office:value="-4540.58">
                <text:p>-4540.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633.34">
                <text:p>-4633.34</text:p>
              </table:table-cell>
              <table:table-cell office:value-type="float" office:value="-4740.37">
                <text:p>-4740.37</text:p>
              </table:table-cell>
              <table:table-cell office:value-type="float" office:value="-4619.98">
                <text:p>-4619.98</text:p>
              </table:table-cell>
              <table:table-cell office:value-type="float" office:value="-4533.9">
                <text:p>-4533.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657.25">
                <text:p>-4657.25</text:p>
              </table:table-cell>
              <table:table-cell office:value-type="float" office:value="-4703.49">
                <text:p>-4703.49</text:p>
              </table:table-cell>
              <table:table-cell office:value-type="float" office:value="-4549.52">
                <text:p>-4549.52</text:p>
              </table:table-cell>
              <table:table-cell office:value-type="float" office:value="-4454.43">
                <text:p>-4454.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651.76">
                <text:p>-4651.76</text:p>
              </table:table-cell>
              <table:table-cell office:value-type="float" office:value="-4598.84">
                <text:p>-4598.84</text:p>
              </table:table-cell>
              <table:table-cell office:value-type="float" office:value="-4529.66">
                <text:p>-4529.66</text:p>
              </table:table-cell>
              <table:table-cell office:value-type="float" office:value="-4547.5">
                <text:p>-4547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655.04">
                <text:p>-4655.04</text:p>
              </table:table-cell>
              <table:table-cell office:value-type="float" office:value="-4568.85">
                <text:p>-4568.85</text:p>
              </table:table-cell>
              <table:table-cell office:value-type="float" office:value="-4527.03">
                <text:p>-4527.03</text:p>
              </table:table-cell>
              <table:table-cell office:value-type="float" office:value="-4479.17">
                <text:p>-4479.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600.25">
                <text:p>-4600.25</text:p>
              </table:table-cell>
              <table:table-cell office:value-type="float" office:value="-4651.9">
                <text:p>-4651.9</text:p>
              </table:table-cell>
              <table:table-cell office:value-type="float" office:value="-4476.42">
                <text:p>-4476.42</text:p>
              </table:table-cell>
              <table:table-cell office:value-type="float" office:value="-4385.01">
                <text:p>-4385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615.86">
                <text:p>-4615.86</text:p>
              </table:table-cell>
              <table:table-cell office:value-type="float" office:value="-4611.71">
                <text:p>-4611.71</text:p>
              </table:table-cell>
              <table:table-cell office:value-type="float" office:value="-4488.04">
                <text:p>-4488.04</text:p>
              </table:table-cell>
              <table:table-cell office:value-type="float" office:value="-4572.21">
                <text:p>-4572.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589.22">
                <text:p>-4589.22</text:p>
              </table:table-cell>
              <table:table-cell office:value-type="float" office:value="-4614.96">
                <text:p>-4614.96</text:p>
              </table:table-cell>
              <table:table-cell office:value-type="float" office:value="-4565.05">
                <text:p>-4565.05</text:p>
              </table:table-cell>
              <table:table-cell office:value-type="float" office:value="-4493.9">
                <text:p>-4493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3.901cm" svg:y="0.315cm" chart:style-name="ch2">
          <text:p>Coherence Score Vs Number of clusters
epoch 10</text:p>
        </chart:title>
        <chart:legend chart:legend-position="end" svg:x="11.282cm" svg:y="4.203cm" style:legend-expansion="high" chart:style-name="ch3"/>
        <chart:plot-area chart:style-name="ch4" table:cell-range-address="'epoch 10'.A2:'epoch 10'.A19 'epoch 10'.C1:'epoch 10'.C19" chart:data-source-has-labels="both" svg:x="1.33cm" svg:y="1.778cm" svg:width="9.633cm" svg:height="6.066cm">
          <chartooo:coordinate-region svg:x="2.428cm" svg:y="1.977cm" svg:width="8.348cm" svg:height="5.22cm"/>
          <chart:axis chart:dimension="x" chart:name="primary-x" chart:style-name="ch5" chartooo:axis-type="auto">
            <chartooo:date-scale/>
            <chart:title svg:x="4.739cm" svg:y="8.024cm" chart:style-name="ch6">
              <text:p>Number of clusters</text:p>
            </chart:title>
            <chart:categories table:cell-range-address="'epoch 10'.A2:'epoch 10'.A19"/>
          </chart:axis>
          <chart:axis chart:dimension="y" chart:name="primary-y" chart:style-name="ch7">
            <chart:title svg:x="0.451cm" svg:y="6.138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C2:'epoch 10'.C19" chart:label-cell-address="'epoch 10'.C1:'epoch 10'.C1" chart:class="chart:line">
            <chart:data-point chart:repeated="18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 Coherence Score</text:p>
                <draw:g>
                  <svg:desc>'epoch 10'.C1:'epoch 10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19</svg:desc>
                </draw:g>
              </table:table-cell>
              <table:table-cell office:value-type="float" office:value="-5123.12">
                <text:p>-5123.12</text:p>
                <draw:g>
                  <svg:desc>'epoch 10'.C2:'epoch 10'.C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23.45">
                <text:p>-5223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099.72">
                <text:p>-5099.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11.34">
                <text:p>-5111.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30.06">
                <text:p>-5130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40.19">
                <text:p>-5140.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24.84">
                <text:p>-5124.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42.89">
                <text:p>-5142.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20.4">
                <text:p>-5120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08.33">
                <text:p>-5108.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200.55">
                <text:p>-5200.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43.17">
                <text:p>-5143.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62.36">
                <text:p>-5162.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84.44">
                <text:p>-5184.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74.41">
                <text:p>-5174.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214.94">
                <text:p>-5214.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204.38">
                <text:p>-520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52cm" svg:height="10.652cm" xlink:href=".." xlink:type="simple" chart:class="chart:line" chart:style-name="ch1">
        <chart:title svg:x="5.493cm" svg:y="0.354cm" chart:style-name="ch2">
          <text:p>Coherence Score Vs Number of clusters (epoch 10)</text:p>
        </chart:title>
        <chart:legend chart:legend-position="end" svg:x="13.48cm" svg:y="5.027cm" style:legend-expansion="high" chart:style-name="ch3"/>
        <chart:plot-area chart:style-name="ch4" table:cell-range-address="'epoch 10'.A2:'epoch 10'.A30 'epoch 10'.B1:'epoch 10'.B19" chart:data-source-has-labels="both" svg:x="1.39cm" svg:y="1.341cm" svg:width="11.711cm" svg:height="8.117cm">
          <chartooo:coordinate-region svg:x="2.488cm" svg:y="1.54cm" svg:width="10.427cm" svg:height="7.271cm"/>
          <chart:axis chart:dimension="x" chart:name="primary-x" chart:style-name="ch5" chartooo:axis-type="auto">
            <chartooo:date-scale/>
            <chart:title svg:x="5.838cm" svg:y="9.671cm" chart:style-name="ch6">
              <text:p>Number of clusters</text:p>
            </chart:title>
            <chart:categories table:cell-range-address="'epoch 10'.A2:'epoch 10'.A30"/>
          </chart:axis>
          <chart:axis chart:dimension="y" chart:name="primary-y" chart:style-name="ch7">
            <chart:title svg:x="0.451cm" svg:y="6.726cm" chart:style-name="ch8">
              <text:p>Coherence Score</text:p>
            </chart:title>
            <chart:grid chart:style-name="ch9" chart:class="major"/>
          </chart:axis>
          <chart:series chart:style-name="ch10" chart:values-cell-range-address="'epoch 10'.B2:'epoch 10'.B19" chart:label-cell-address="'epoch 10'.B1:'epoch 10'.B1" chart:class="chart:line">
            <chart:data-point chart:repeated="18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0'.B1:'epoch 10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poch 10'.A2:'epoch 10'.A30</svg:desc>
                </draw:g>
              </table:table-cell>
              <table:table-cell office:value-type="float" office:value="-5143.57">
                <text:p>-5143.57</text:p>
                <draw:g>
                  <svg:desc>'epoch 10'.B2:'epoch 10'.B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6cm" svg:height="10.891cm" xlink:href=".." xlink:type="simple" chart:class="chart:line" chart:style-name="ch1">
        <chart:title svg:x="5.139cm" svg:y="0.353cm" chart:style-name="ch2">
          <text:p>Coherence score vs Number of clusters</text:p>
        </chart:title>
        <chart:subtitle svg:x="8.288cm" svg:y="1.349cm" chart:style-name="ch3">
          <text:p>Epoch 15</text:p>
        </chart:subtitle>
        <chart:legend chart:legend-position="end" svg:x="12.884cm" svg:y="4.897cm" style:legend-expansion="high" chart:style-name="ch4"/>
        <chart:plot-area chart:style-name="ch5" table:cell-range-address="'epoch 15'.A1:'epoch 15'.C23" chart:data-source-has-labels="both" svg:x="1.378cm" svg:y="2.249cm" svg:width="11.139cm" svg:height="7.444cm">
          <chartooo:coordinate-region svg:x="2.476cm" svg:y="2.448cm" svg:width="9.854cm" svg:height="6.598cm"/>
          <chart:axis chart:dimension="x" chart:name="primary-x" chart:style-name="ch6" chartooo:axis-type="auto">
            <chartooo:date-scale/>
            <chart:title svg:x="5.54cm" svg:y="9.91cm" chart:style-name="ch7">
              <text:p>Number of clusters</text:p>
            </chart:title>
            <chart:categories table:cell-range-address="'epoch 15'.A2:'epoch 15'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'epoch 15'.B2:'epoch 15'.B23" chart:label-cell-address="'epoch 15'.B1:'epoch 15'.B1" chart:class="chart:line">
            <chart:data-point chart:repeated="22"/>
          </chart:series>
          <chart:series chart:style-name="ch12" chart:values-cell-range-address="'epoch 15'.C2:'epoch 15'.C23" chart:label-cell-address="'epoch 15'.C1:'epoch 15'.C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</text:p>
                <draw:g>
                  <svg:desc>'epoch 15'.B1:'epoch 15'.B1</svg:desc>
                </draw:g>
              </table:table-cell>
              <table:table-cell office:value-type="string">
                <text:p>w2v Coherence Score</text:p>
                <draw:g>
                  <svg:desc>'epoch 15'.C1:'epoch 15'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epoch 15'.A2:'epoch 15'.A23</svg:desc>
                </draw:g>
              </table:table-cell>
              <table:table-cell office:value-type="float" office:value="-5124.5">
                <text:p>-5124.5</text:p>
                <draw:g>
                  <svg:desc>'epoch 15'.B2:'epoch 15'.B23</svg:desc>
                </draw:g>
              </table:table-cell>
              <table:table-cell office:value-type="float" office:value="-5091.15">
                <text:p>-5091.15</text:p>
                <draw:g>
                  <svg:desc>'epoch 15'.C2:'epoch 15'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5214.11">
                <text:p>-5214.11</text:p>
              </table:table-cell>
              <table:table-cell office:value-type="float" office:value="-5091.52">
                <text:p>-5091.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5256.2">
                <text:p>-5256.2</text:p>
              </table:table-cell>
              <table:table-cell office:value-type="float" office:value="-5180.2">
                <text:p>-51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105.77">
                <text:p>-5105.77</text:p>
              </table:table-cell>
              <table:table-cell office:value-type="float" office:value="-5108.63">
                <text:p>-5108.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161.18">
                <text:p>-5161.18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305.48">
                <text:p>-5305.48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244.79">
                <text:p>-5244.79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226.98">
                <text:p>-5226.98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0.94">
                <text:p>-5170.94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2.22">
                <text:p>-5152.22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5174.81">
                <text:p>-5174.81</text:p>
              </table:table-cell>
              <table:table-cell office:value-type="float" office:value="-5106.45">
                <text:p>-5106.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93.49">
                <text:p>-5193.4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90.91">
                <text:p>-5190.91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53.96">
                <text:p>-5153.96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30.15">
                <text:p>-5230.1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15.43">
                <text:p>-5115.43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90">
                <text:p>-5190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46.9">
                <text:p>-5146.9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5113.02">
                <text:p>-5113.02</text:p>
              </table:table-cell>
              <table:table-cell office:value-type="float" office:value="-5160.96">
                <text:p>-5160.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5129.46">
                <text:p>-5129.46</text:p>
              </table:table-cell>
              <table:table-cell office:value-type="float" office:value="-5221.05">
                <text:p>-5221.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5136.68">
                <text:p>-5136.68</text:p>
              </table:table-cell>
              <table:table-cell office:value-type="float" office:value="-5212.59">
                <text:p>-5212.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4.55">
                <text:p>-5184.55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546cm" svg:height="12.033cm" xlink:href=".." xlink:type="simple" chart:class="chart:line" chart:style-name="ch1">
        <chart:title svg:x="10.181cm" svg:y="0.376cm" chart:style-name="ch2">
          <text:p>Coherence Score Vs Number of clusters</text:p>
        </chart:title>
        <chart:subtitle svg:x="12.218cm" svg:y="1.395cm" chart:style-name="ch3">
          <text:p>Epoch 10 Vs Epoch 15</text:p>
        </chart:subtitle>
        <chart:legend chart:legend-position="end" svg:x="21.566cm" svg:y="4.97cm" style:legend-expansion="high" chart:style-name="ch4"/>
        <chart:plot-area chart:style-name="ch5" table:cell-range-address="all.A1:all.E19" chart:data-source-has-labels="both" svg:x="1.581cm" svg:y="2.318cm" svg:width="19.415cm" svg:height="8.494cm">
          <chartooo:coordinate-region svg:x="2.679cm" svg:y="2.517cm" svg:width="18.13cm" svg:height="7.648cm"/>
          <chart:axis chart:dimension="x" chart:name="primary-x" chart:style-name="ch6" chartooo:axis-type="auto">
            <chartooo:date-scale/>
            <chart:title svg:x="9.881cm" svg:y="11.052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7.892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B2:all.B19" chart:label-cell-address="all.B1:all.B1" chart:class="chart:line">
            <chart:data-point chart:repeated="18"/>
          </chart:series>
          <chart:series chart:style-name="ch12" chart:values-cell-range-address="all.C2:all.C19" chart:label-cell-address="all.C1:all.C1" chart:class="chart:line">
            <chart:data-point chart:repeated="18"/>
          </chart:series>
          <chart:series chart:style-name="ch13" chart:values-cell-range-address="all.D2:all.D19" chart:label-cell-address="all.D1:all.D1" chart:class="chart:line">
            <chart:data-point chart:repeated="18"/>
          </chart:series>
          <chart:series chart:style-name="ch14" chart:values-cell-range-address="all.E2:all.E19" chart:label-cell-address="all.E1:all.E1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 epoch 10</text:p>
                <draw:g>
                  <svg:desc>all.B1:all.B1</svg:desc>
                </draw:g>
              </table:table-cell>
              <table:table-cell office:value-type="string">
                <text:p>w2v Coherence Score epoch 10</text:p>
                <draw:g>
                  <svg:desc>all.C1:all.C1</svg:desc>
                </draw:g>
              </table:table-cell>
              <table:table-cell office:value-type="string">
                <text:p>Fast-text Coherence Score epoch 15</text:p>
                <draw:g>
                  <svg:desc>all.D1:all.D1</svg:desc>
                </draw:g>
              </table:table-cell>
              <table:table-cell office:value-type="string">
                <text:p>w2v Coherence Score epoch 15</text:p>
                <draw:g>
                  <svg:desc>all.E1:all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43.57">
                <text:p>-5143.57</text:p>
                <draw:g>
                  <svg:desc>all.B2:all.B19</svg:desc>
                </draw:g>
              </table:table-cell>
              <table:table-cell office:value-type="float" office:value="-5123.12">
                <text:p>-5123.12</text:p>
                <draw:g>
                  <svg:desc>all.C2:all.C19</svg:desc>
                </draw:g>
              </table:table-cell>
              <table:table-cell office:value-type="float" office:value="-5105.77">
                <text:p>-5105.77</text:p>
                <draw:g>
                  <svg:desc>all.D2:all.D19</svg:desc>
                </draw:g>
              </table:table-cell>
              <table:table-cell office:value-type="float" office:value="-5108.63">
                <text:p>-5108.63</text:p>
                <draw:g>
                  <svg:desc>all.E2:all.E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223.45">
                <text:p>-5223.45</text:p>
              </table:table-cell>
              <table:table-cell office:value-type="float" office:value="-5161.18">
                <text:p>-5161.18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099.72">
                <text:p>-5099.72</text:p>
              </table:table-cell>
              <table:table-cell office:value-type="float" office:value="-5305.48">
                <text:p>-5305.48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111.34">
                <text:p>-5111.34</text:p>
              </table:table-cell>
              <table:table-cell office:value-type="float" office:value="-5244.79">
                <text:p>-5244.79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130.06">
                <text:p>-5130.06</text:p>
              </table:table-cell>
              <table:table-cell office:value-type="float" office:value="-5226.98">
                <text:p>-5226.98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40.19">
                <text:p>-5140.19</text:p>
              </table:table-cell>
              <table:table-cell office:value-type="float" office:value="-5170.94">
                <text:p>-5170.94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24.84">
                <text:p>-5124.84</text:p>
              </table:table-cell>
              <table:table-cell office:value-type="float" office:value="-5152.22">
                <text:p>-5152.22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42.89">
                <text:p>-5142.89</text:p>
              </table:table-cell>
              <table:table-cell office:value-type="float" office:value="-5193.49">
                <text:p>-5193.4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20.4">
                <text:p>-5120.4</text:p>
              </table:table-cell>
              <table:table-cell office:value-type="float" office:value="-5190.91">
                <text:p>-5190.91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08.33">
                <text:p>-5108.33</text:p>
              </table:table-cell>
              <table:table-cell office:value-type="float" office:value="-5153.96">
                <text:p>-5153.96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00.55">
                <text:p>-5200.55</text:p>
              </table:table-cell>
              <table:table-cell office:value-type="float" office:value="-5230.15">
                <text:p>-5230.1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200.55">
                <text:p>-5200.55</text:p>
              </table:table-cell>
              <table:table-cell office:value-type="float" office:value="-5115.43">
                <text:p>-5115.43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43.17">
                <text:p>-5143.17</text:p>
              </table:table-cell>
              <table:table-cell office:value-type="float" office:value="-5190">
                <text:p>-5190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62.36">
                <text:p>-5162.36</text:p>
              </table:table-cell>
              <table:table-cell office:value-type="float" office:value="-5146.9">
                <text:p>-5146.9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184.44">
                <text:p>-5184.44</text:p>
              </table:table-cell>
              <table:table-cell office:value-type="float" office:value="-5214.03">
                <text:p>-5214.03</text:p>
              </table:table-cell>
              <table:table-cell office:value-type="float" office:value="-5136.92">
                <text:p>-5136.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74.41">
                <text:p>-5174.41</text:p>
              </table:table-cell>
              <table:table-cell office:value-type="float" office:value="-5187.61">
                <text:p>-5187.61</text:p>
              </table:table-cell>
              <table:table-cell office:value-type="float" office:value="-5196.49">
                <text:p>-5196.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214.94">
                <text:p>-5214.94</text:p>
              </table:table-cell>
              <table:table-cell office:value-type="float" office:value="-5154.31">
                <text:p>-5154.31</text:p>
              </table:table-cell>
              <table:table-cell office:value-type="float" office:value="-5208.28">
                <text:p>-5208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204.38">
                <text:p>-5204.38</text:p>
              </table:table-cell>
              <table:table-cell office:value-type="float" office:value="-5184.55">
                <text:p>-5184.55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3.908cm" svg:y="0.316cm" chart:style-name="ch2">
          <text:p>Coherence Score Vs Number of clusters</text:p>
        </chart:title>
        <chart:subtitle svg:x="5.945cm" svg:y="1.275cm" chart:style-name="ch3">
          <text:p>Epoch 10 Vs Epoch 15</text:p>
        </chart:subtitle>
        <chart:legend chart:legend-position="end" svg:x="10.264cm" svg:y="3.555cm" style:legend-expansion="high" chart:style-name="ch4"/>
        <chart:plot-area chart:style-name="ch5" table:cell-range-address="all.A2:all.A19 all.C1:all.C19 all.E1:all.E19" chart:data-source-has-labels="both" svg:x="1.331cm" svg:y="2.138cm" svg:width="8.613cm" svg:height="5.701cm">
          <chartooo:coordinate-region svg:x="2.429cm" svg:y="2.337cm" svg:width="7.328cm" svg:height="4.855cm"/>
          <chart:axis chart:dimension="x" chart:name="primary-x" chart:style-name="ch6" chartooo:axis-type="auto">
            <chartooo:date-scale/>
            <chart:title svg:x="4.23cm" svg:y="8.019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6.315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C2:all.C19" chart:label-cell-address="all.C1:all.C1" chart:class="chart:line">
            <chart:data-point chart:repeated="18"/>
          </chart:series>
          <chart:series chart:style-name="ch12" chart:values-cell-range-address="" chart:class="chart:line">
            <chart:data-point/>
          </chart:series>
          <chart:series chart:style-name="ch13" chart:values-cell-range-address="all.E2:all.E19" chart:label-cell-address="all.E1:all.E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 Coherence Score epoch 10</text:p>
                <draw:g>
                  <svg:desc>all.C1:all.C1</svg:desc>
                </draw:g>
              </table:table-cell>
              <table:table-cell office:value-type="string">
                <text:p>w2v Coherence Score epoch 15</text:p>
                <draw:g>
                  <svg:desc>all.E1:all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23.12">
                <text:p>-5123.12</text:p>
                <draw:g>
                  <svg:desc>all.C2:all.C19</svg:desc>
                </draw:g>
              </table:table-cell>
              <table:table-cell office:value-type="float" office:value="-5108.63">
                <text:p>-5108.63</text:p>
                <draw:g>
                  <svg:desc>all.E2:all.E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23.45">
                <text:p>-5223.45</text:p>
              </table:table-cell>
              <table:table-cell office:value-type="float" office:value="-5124.44">
                <text:p>-5124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099.72">
                <text:p>-5099.72</text:p>
              </table:table-cell>
              <table:table-cell office:value-type="float" office:value="-5082.94">
                <text:p>-5082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11.34">
                <text:p>-5111.34</text:p>
              </table:table-cell>
              <table:table-cell office:value-type="float" office:value="-5148.74">
                <text:p>-5148.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30.06">
                <text:p>-5130.06</text:p>
              </table:table-cell>
              <table:table-cell office:value-type="float" office:value="-5043.12">
                <text:p>-5043.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40.19">
                <text:p>-5140.19</text:p>
              </table:table-cell>
              <table:table-cell office:value-type="float" office:value="-5124.28">
                <text:p>-5124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24.84">
                <text:p>-5124.84</text:p>
              </table:table-cell>
              <table:table-cell office:value-type="float" office:value="-5136.47">
                <text:p>-5136.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142.89">
                <text:p>-5142.89</text:p>
              </table:table-cell>
              <table:table-cell office:value-type="float" office:value="-5134.82">
                <text:p>-5134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20.4">
                <text:p>-5120.4</text:p>
              </table:table-cell>
              <table:table-cell office:value-type="float" office:value="-5224.05">
                <text:p>-5224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108.33">
                <text:p>-5108.33</text:p>
              </table:table-cell>
              <table:table-cell office:value-type="float" office:value="-5203.15">
                <text:p>-5203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00.55">
                <text:p>-5200.55</text:p>
              </table:table-cell>
              <table:table-cell office:value-type="float" office:value="-5134.01">
                <text:p>-5134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200.55">
                <text:p>-5200.55</text:p>
              </table:table-cell>
              <table:table-cell office:value-type="float" office:value="-5175.36">
                <text:p>-5175.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43.17">
                <text:p>-5143.17</text:p>
              </table:table-cell>
              <table:table-cell office:value-type="float" office:value="-5128.4">
                <text:p>-512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62.36">
                <text:p>-5162.36</text:p>
              </table:table-cell>
              <table:table-cell office:value-type="float" office:value="-5147.04">
                <text:p>-5147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84.44">
                <text:p>-5184.44</text:p>
              </table:table-cell>
              <table:table-cell office:value-type="float" office:value="-5136.92">
                <text:p>-5136.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74.41">
                <text:p>-5174.41</text:p>
              </table:table-cell>
              <table:table-cell office:value-type="float" office:value="-5196.49">
                <text:p>-5196.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214.94">
                <text:p>-5214.94</text:p>
              </table:table-cell>
              <table:table-cell office:value-type="float" office:value="-5208.28">
                <text:p>-5208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204.38">
                <text:p>-5204.38</text:p>
              </table:table-cell>
              <table:table-cell office:value-type="float" office:value="-5191.55">
                <text:p>-5191.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1cm" svg:height="10.015cm" xlink:href=".." xlink:type="simple" chart:class="chart:line" chart:column-mapping="0 1" chart:style-name="ch1">
        <chart:title svg:x="5.163cm" svg:y="0.336cm" chart:style-name="ch2">
          <text:p>Coherence Score Vs Number of clusters</text:p>
        </chart:title>
        <chart:subtitle svg:x="7.2cm" svg:y="1.315cm" chart:style-name="ch3">
          <text:p>Epoch 10 Vs Epoch 15</text:p>
        </chart:subtitle>
        <chart:legend chart:legend-position="end" svg:x="12.007cm" svg:y="4.062cm" style:legend-expansion="high" chart:style-name="ch4"/>
        <chart:plot-area chart:style-name="ch5" table:cell-range-address="all.A2:all.B19 all.A1:all.B1 all.D1:all.D19" chart:data-source-has-labels="both" svg:x="1.381cm" svg:y="2.198cm" svg:width="10.256cm" svg:height="6.636cm">
          <chartooo:coordinate-region svg:x="2.479cm" svg:y="2.398cm" svg:width="8.971cm" svg:height="5.79cm"/>
          <chart:axis chart:dimension="x" chart:name="primary-x" chart:style-name="ch6" chartooo:axis-type="auto">
            <chartooo:date-scale/>
            <chart:title svg:x="5.102cm" svg:y="9.034cm" chart:style-name="ch7">
              <text:p>Number of clusters</text:p>
            </chart:title>
            <chart:categories table:cell-range-address="all.A2:all.A19"/>
          </chart:axis>
          <chart:axis chart:dimension="y" chart:name="primary-y" chart:style-name="ch8">
            <chart:title svg:x="0.451cm" svg:y="6.843cm" chart:style-name="ch9">
              <text:p>Coherence Score</text:p>
            </chart:title>
            <chart:grid chart:style-name="ch10" chart:class="major"/>
          </chart:axis>
          <chart:series chart:style-name="ch11" chart:values-cell-range-address="all.B2:all.B19" chart:label-cell-address="all.B1:all.B1" chart:class="chart:line">
            <chart:data-point chart:repeated="18"/>
          </chart:series>
          <chart:series chart:style-name="ch12" chart:values-cell-range-address="" chart:class="chart:line">
            <chart:data-point/>
          </chart:series>
          <chart:series chart:style-name="ch13" chart:values-cell-range-address="all.D2:all.D19" chart:label-cell-address="all.D1:all.D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text Coherence Score epoch 10</text:p>
                <draw:g>
                  <svg:desc>all.B1:all.B1</svg:desc>
                </draw:g>
              </table:table-cell>
              <table:table-cell office:value-type="string">
                <text:p>Fast-text Coherence Score epoch 15</text:p>
                <draw:g>
                  <svg:desc>all.D1:all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ll.A2:all.A19</svg:desc>
                </draw:g>
              </table:table-cell>
              <table:table-cell office:value-type="float" office:value="-5143.57">
                <text:p>-5143.57</text:p>
                <draw:g>
                  <svg:desc>all.B2:all.B19</svg:desc>
                </draw:g>
              </table:table-cell>
              <table:table-cell office:value-type="float" office:value="-5105.77">
                <text:p>-5105.77</text:p>
                <draw:g>
                  <svg:desc>all.D2:all.D1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200.76">
                <text:p>-5200.76</text:p>
              </table:table-cell>
              <table:table-cell office:value-type="float" office:value="-5161.18">
                <text:p>-5161.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138.91">
                <text:p>-5138.91</text:p>
              </table:table-cell>
              <table:table-cell office:value-type="float" office:value="-5305.48">
                <text:p>-5305.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161.04">
                <text:p>-5161.04</text:p>
              </table:table-cell>
              <table:table-cell office:value-type="float" office:value="-5244.79">
                <text:p>-5244.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143.93">
                <text:p>-5143.93</text:p>
              </table:table-cell>
              <table:table-cell office:value-type="float" office:value="-5226.98">
                <text:p>-5226.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171.63">
                <text:p>-5171.63</text:p>
              </table:table-cell>
              <table:table-cell office:value-type="float" office:value="-5170.94">
                <text:p>-5170.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5155.1">
                <text:p>-5155.1</text:p>
              </table:table-cell>
              <table:table-cell office:value-type="float" office:value="-5152.22">
                <text:p>-5152.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237.48">
                <text:p>-5237.48</text:p>
              </table:table-cell>
              <table:table-cell office:value-type="float" office:value="-5193.49">
                <text:p>-5193.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2.34">
                <text:p>-5132.34</text:p>
              </table:table-cell>
              <table:table-cell office:value-type="float" office:value="-5190.91">
                <text:p>-5190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206.29">
                <text:p>-5206.29</text:p>
              </table:table-cell>
              <table:table-cell office:value-type="float" office:value="-5153.96">
                <text:p>-5153.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5261.06">
                <text:p>-5261.06</text:p>
              </table:table-cell>
              <table:table-cell office:value-type="float" office:value="-5230.15">
                <text:p>-5230.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152.86">
                <text:p>-5152.86</text:p>
              </table:table-cell>
              <table:table-cell office:value-type="float" office:value="-5115.43">
                <text:p>-5115.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186.28">
                <text:p>-5186.28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70.2">
                <text:p>-5170.2</text:p>
              </table:table-cell>
              <table:table-cell office:value-type="float" office:value="-5146.9">
                <text:p>-5146.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5177.42">
                <text:p>-5177.42</text:p>
              </table:table-cell>
              <table:table-cell office:value-type="float" office:value="-5214.03">
                <text:p>-5214.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5162.71">
                <text:p>-5162.71</text:p>
              </table:table-cell>
              <table:table-cell office:value-type="float" office:value="-5187.61">
                <text:p>-5187.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5165.99">
                <text:p>-5165.99</text:p>
              </table:table-cell>
              <table:table-cell office:value-type="float" office:value="-5154.31">
                <text:p>-5154.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81.41">
                <text:p>-5181.41</text:p>
              </table:table-cell>
              <table:table-cell office:value-type="float" office:value="-5184.55">
                <text:p>-5184.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99cm" svg:height="9.855cm" xlink:href=".." xlink:type="simple" chart:class="chart:bar" chart:style-name="ch1">
        <chart:title svg:x="6.934cm" svg:y="0.333cm" chart:style-name="ch2">
          <text:p>Coherence score Vs Number of clusters</text:p>
        </chart:title>
        <chart:subtitle svg:x="5.24cm" svg:y="1.309cm" chart:style-name="ch3">
          <text:p>Epoch 15, Embedding 300, neg sample 10, batch 64, vocab 15000</text:p>
        </chart:subtitle>
        <chart:legend chart:legend-position="end" svg:x="17.328cm" svg:y="4.13cm" style:legend-expansion="high" chart:style-name="ch4"/>
        <chart:plot-area chart:style-name="ch5" table:cell-range-address="comparision.A2:comparision.D24" chart:data-source-has-labels="both" svg:x="1.45cm" svg:y="2.189cm" svg:width="15.439cm" svg:height="6.488cm">
          <chartooo:coordinate-region svg:x="2.548cm" svg:y="2.388cm" svg:width="14.341cm" svg:height="5.642cm"/>
          <chart:axis chart:dimension="x" chart:name="primary-x" chart:style-name="ch6" chartooo:axis-type="auto">
            <chartooo:date-scale/>
            <chart:title svg:x="7.762cm" svg:y="8.874cm" chart:style-name="ch7">
              <text:p>Number of clusters</text:p>
            </chart:title>
            <chart:categories table:cell-range-address="comparision.A3:comparision.A24"/>
          </chart:axis>
          <chart:axis chart:dimension="y" chart:name="primary-y" chart:style-name="ch8">
            <chart:title svg:x="0.451cm" svg:y="6.734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parision.B3:comparision.B24" chart:label-cell-address="comparision.B2:comparision.B2" chart:class="chart:bar">
            <chart:data-point chart:repeated="22"/>
          </chart:series>
          <chart:series chart:style-name="ch12" chart:values-cell-range-address="comparision.C3:comparision.C24" chart:label-cell-address="comparision.C2:comparision.C2" chart:class="chart:bar">
            <chart:data-point chart:repeated="22"/>
          </chart:series>
          <chart:series chart:style-name="ch13" chart:values-cell-range-address="comparision.D3:comparision.D24" chart:label-cell-address="comparision.D2:comparision.D2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</text:p>
                <draw:g>
                  <svg:desc>comparision.B2:comparision.B2</svg:desc>
                </draw:g>
              </table:table-cell>
              <table:table-cell office:value-type="string">
                <text:p>w2v Coherence Score</text:p>
                <draw:g>
                  <svg:desc>comparision.C2:comparision.C2</svg:desc>
                </draw:g>
              </table:table-cell>
              <table:table-cell office:value-type="string">
                <text:p>Fasttext coherence score</text:p>
                <draw:g>
                  <svg:desc>comparision.D2:comparision.D2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parision.A3:comparision.A24</svg:desc>
                </draw:g>
              </table:table-cell>
              <table:table-cell office:value-type="float" office:value="-4613.33">
                <text:p>-4613.33</text:p>
                <draw:g>
                  <svg:desc>comparision.B3:comparision.B24</svg:desc>
                </draw:g>
              </table:table-cell>
              <table:table-cell office:value-type="float" office:value="-5242.1">
                <text:p>-5242.1</text:p>
                <draw:g>
                  <svg:desc>comparision.C3:comparision.C24</svg:desc>
                </draw:g>
              </table:table-cell>
              <table:table-cell office:value-type="float" office:value="-4734.11">
                <text:p>-4734.11</text:p>
                <draw:g>
                  <svg:desc>comparision.D3:comparision.D2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414.75">
                <text:p>-4414.75</text:p>
              </table:table-cell>
              <table:table-cell office:value-type="float" office:value="-5069.17">
                <text:p>-5069.17</text:p>
              </table:table-cell>
              <table:table-cell office:value-type="float" office:value="-4600.85">
                <text:p>-4600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821.27">
                <text:p>-4821.27</text:p>
              </table:table-cell>
              <table:table-cell office:value-type="float" office:value="-5030.14">
                <text:p>-5030.14</text:p>
              </table:table-cell>
              <table:table-cell office:value-type="float" office:value="-4680.15">
                <text:p>-4680.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63.31">
                <text:p>-4563.31</text:p>
              </table:table-cell>
              <table:table-cell office:value-type="float" office:value="-5040.64">
                <text:p>-5040.64</text:p>
              </table:table-cell>
              <table:table-cell office:value-type="float" office:value="-4718.55">
                <text:p>-4718.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890.12">
                <text:p>-4890.12</text:p>
              </table:table-cell>
              <table:table-cell office:value-type="float" office:value="-5068.93">
                <text:p>-5068.93</text:p>
              </table:table-cell>
              <table:table-cell office:value-type="float" office:value="-4586.53">
                <text:p>-4586.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802.55">
                <text:p>-4802.55</text:p>
              </table:table-cell>
              <table:table-cell office:value-type="float" office:value="-5042.77">
                <text:p>-5042.77</text:p>
              </table:table-cell>
              <table:table-cell office:value-type="float" office:value="-4569.35">
                <text:p>-4569.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858.43">
                <text:p>-4858.43</text:p>
              </table:table-cell>
              <table:table-cell office:value-type="float" office:value="-5019.07">
                <text:p>-5019.07</text:p>
              </table:table-cell>
              <table:table-cell office:value-type="float" office:value="-4580.57">
                <text:p>-4580.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833.21">
                <text:p>-4833.21</text:p>
              </table:table-cell>
              <table:table-cell office:value-type="float" office:value="-5056.12">
                <text:p>-5056.12</text:p>
              </table:table-cell>
              <table:table-cell office:value-type="float" office:value="-4621.54">
                <text:p>-4621.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652.15">
                <text:p>-4652.15</text:p>
              </table:table-cell>
              <table:table-cell office:value-type="float" office:value="-5031">
                <text:p>-5031</text:p>
              </table:table-cell>
              <table:table-cell office:value-type="float" office:value="-4531.58">
                <text:p>-4531.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689.01">
                <text:p>-4689.01</text:p>
              </table:table-cell>
              <table:table-cell office:value-type="float" office:value="-5052.52">
                <text:p>-5052.52</text:p>
              </table:table-cell>
              <table:table-cell office:value-type="float" office:value="-4483.16">
                <text:p>-4483.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622.11">
                <text:p>-4622.11</text:p>
              </table:table-cell>
              <table:table-cell office:value-type="float" office:value="-5001.26">
                <text:p>-5001.26</text:p>
              </table:table-cell>
              <table:table-cell office:value-type="float" office:value="-4605.39">
                <text:p>-4605.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598.97">
                <text:p>-4598.97</text:p>
              </table:table-cell>
              <table:table-cell office:value-type="float" office:value="-5063.86">
                <text:p>-5063.86</text:p>
              </table:table-cell>
              <table:table-cell office:value-type="float" office:value="-4594.75">
                <text:p>-4594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661.3">
                <text:p>-4661.3</text:p>
              </table:table-cell>
              <table:table-cell office:value-type="float" office:value="-5014.41">
                <text:p>-5014.41</text:p>
              </table:table-cell>
              <table:table-cell office:value-type="float" office:value="-4550.83">
                <text:p>-4550.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774.7">
                <text:p>-4774.7</text:p>
              </table:table-cell>
              <table:table-cell office:value-type="float" office:value="-5056.16">
                <text:p>-5056.16</text:p>
              </table:table-cell>
              <table:table-cell office:value-type="float" office:value="-4583.67">
                <text:p>-4583.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567.78">
                <text:p>-4567.78</text:p>
              </table:table-cell>
              <table:table-cell office:value-type="float" office:value="-5015.66">
                <text:p>-5015.66</text:p>
              </table:table-cell>
              <table:table-cell office:value-type="float" office:value="-4549.01">
                <text:p>-4549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510.27">
                <text:p>-4510.27</text:p>
              </table:table-cell>
              <table:table-cell office:value-type="float" office:value="-5039.62">
                <text:p>-5039.62</text:p>
              </table:table-cell>
              <table:table-cell office:value-type="float" office:value="-4577.31">
                <text:p>-4577.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561.25">
                <text:p>-4561.25</text:p>
              </table:table-cell>
              <table:table-cell office:value-type="float" office:value="-5065.48">
                <text:p>-5065.48</text:p>
              </table:table-cell>
              <table:table-cell office:value-type="float" office:value="-4573.92">
                <text:p>-4573.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444.08">
                <text:p>-4444.08</text:p>
              </table:table-cell>
              <table:table-cell office:value-type="float" office:value="-5100.85">
                <text:p>-5100.85</text:p>
              </table:table-cell>
              <table:table-cell office:value-type="float" office:value="-4514.38">
                <text:p>-4514.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460.36">
                <text:p>-4460.36</text:p>
              </table:table-cell>
              <table:table-cell office:value-type="float" office:value="-5057.52">
                <text:p>-5057.52</text:p>
              </table:table-cell>
              <table:table-cell office:value-type="float" office:value="-4512.14">
                <text:p>-4512.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393.77">
                <text:p>-4393.77</text:p>
              </table:table-cell>
              <table:table-cell office:value-type="float" office:value="-5086.41">
                <text:p>-5086.41</text:p>
              </table:table-cell>
              <table:table-cell office:value-type="float" office:value="-4461.7">
                <text:p>-4461.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364.33">
                <text:p>-4364.33</text:p>
              </table:table-cell>
              <table:table-cell office:value-type="float" office:value="-5045.07">
                <text:p>-5045.07</text:p>
              </table:table-cell>
              <table:table-cell office:value-type="float" office:value="-4465.28">
                <text:p>-4465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363.89">
                <text:p>-4363.89</text:p>
              </table:table-cell>
              <table:table-cell office:value-type="float" office:value="-5109.2">
                <text:p>-5109.2</text:p>
              </table:table-cell>
              <table:table-cell office:value-type="float" office:value="-4525.36">
                <text:p>-4525.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218cm" xlink:href=".." xlink:type="simple" chart:class="chart:line" chart:style-name="ch1">
        <chart:title svg:x="5.587cm" svg:y="0.32cm" chart:style-name="ch2">
          <text:p>Coherence score Vs Number of clusters</text:p>
        </chart:title>
        <chart:subtitle svg:x="7.531cm" svg:y="1.283cm" chart:style-name="ch3">
          <text:p>German data, Epoch 15</text:p>
        </chart:subtitle>
        <chart:legend chart:legend-position="end" svg:x="14.495cm" svg:y="4.31cm" style:legend-expansion="high" chart:style-name="ch4"/>
        <chart:plot-area chart:style-name="ch5" table:cell-range-address="'German data'.A1:'German data'.B23" chart:data-source-has-labels="both" svg:x="1.397cm" svg:y="2.15cm" svg:width="12.712cm" svg:height="5.903cm">
          <chartooo:coordinate-region svg:x="2.495cm" svg:y="2.349cm" svg:width="11.427cm" svg:height="5.057cm"/>
          <chart:axis chart:dimension="x" chart:name="primary-x" chart:style-name="ch6" chartooo:axis-type="auto">
            <chartooo:date-scale/>
            <chart:title svg:x="6.346cm" svg:y="8.237cm" chart:style-name="ch7">
              <text:p>Number of clusters</text:p>
            </chart:title>
            <chart:categories table:cell-range-address="'German data'.A2:'German data'.A23"/>
          </chart:axis>
          <chart:axis chart:dimension="y" chart:name="primary-y" chart:style-name="ch8">
            <chart:title svg:x="0.451cm" svg:y="6.402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data'.B2:'German data'.B23" chart:label-cell-address="'German data'.B1:'German data'.B1" chart:class="chart:line">
            <chart:data-point chart:repeated="22"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coherence score</text:p>
                <draw:g>
                  <svg:desc>'German data'.B1:'German data'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data'.A2:'German data'.A23</svg:desc>
                </draw:g>
              </table:table-cell>
              <table:table-cell office:value-type="float" office:value="-4541.32">
                <text:p>-4541.32</text:p>
                <draw:g>
                  <svg:desc>'German data'.B2:'German data'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843.36">
                <text:p>-4843.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791.97">
                <text:p>-4791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760.12">
                <text:p>-4760.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975.11">
                <text:p>-4975.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980.87">
                <text:p>-4980.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005.99">
                <text:p>-5005.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064.27">
                <text:p>-5064.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893.66">
                <text:p>-4893.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824.09">
                <text:p>-4824.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833.76">
                <text:p>-4833.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818.68">
                <text:p>-4818.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37.61">
                <text:p>-4737.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811.46">
                <text:p>-4811.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823.66">
                <text:p>-4823.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809.5">
                <text:p>-4809.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732.82">
                <text:p>-4732.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777.97">
                <text:p>-4777.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751.43">
                <text:p>-4751.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604.97">
                <text:p>-4604.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728.14">
                <text:p>-4728.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448.79">
                <text:p>-4448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